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8.027cm" fo:margin-left="-0.002cm" fo:margin-top="0cm" fo:margin-bottom="0cm" table:align="left" style:writing-mode="page"/>
    </style:style>
    <style:style style:name="Table5.A" style:family="table-column">
      <style:table-column-properties style:column-width="9.013cm"/>
    </style:style>
    <style:style style:name="Table5.1" style:family="table-row">
      <style:table-row-properties style:min-row-height="0.617cm" fo:keep-together="auto"/>
    </style:style>
    <style:style style:name="Table5.A1" style:family="table-cell">
      <style:table-cell-properties fo:padding-left="0.012cm" fo:padding-right="0.012cm" fo:padding-top="0cm" fo:padding-bottom="0cm" fo:border="0.75pt solid #dddddd"/>
    </style:style>
    <style:style style:name="Table1" style:family="table">
      <style:table-properties style:width="19.542cm" fo:margin-left="0.318cm" fo:margin-top="0cm" fo:margin-bottom="0cm" table:align="left" style:writing-mode="page"/>
    </style:style>
    <style:style style:name="Table1.A" style:family="table-column">
      <style:table-column-properties style:column-width="1.18cm"/>
    </style:style>
    <style:style style:name="Table1.B" style:family="table-column">
      <style:table-column-properties style:column-width="5.435cm"/>
    </style:style>
    <style:style style:name="Table1.C" style:family="table-column">
      <style:table-column-properties style:column-width="12.928cm"/>
    </style:style>
    <style:style style:name="Table1.1" style:family="table-row">
      <style:table-row-properties style:min-row-height="0.64cm" fo:keep-together="auto"/>
    </style:style>
    <style:style style:name="Table1.A1" style:family="table-cell">
      <style:table-cell-properties fo:padding-left="0.012cm" fo:padding-right="0.012cm" fo:padding-top="0cm" fo:padding-bottom="0cm" fo:border="0.75pt solid #dddddd"/>
    </style:style>
    <style:style style:name="Table2" style:family="table">
      <style:table-properties style:width="19.539cm" fo:margin-left="0.318cm" fo:margin-top="0cm" fo:margin-bottom="0cm" table:align="left" style:writing-mode="page"/>
    </style:style>
    <style:style style:name="Table2.A" style:family="table-column">
      <style:table-column-properties style:column-width="1.104cm"/>
    </style:style>
    <style:style style:name="Table2.B" style:family="table-column">
      <style:table-column-properties style:column-width="8.774cm"/>
    </style:style>
    <style:style style:name="Table2.C" style:family="table-column">
      <style:table-column-properties style:column-width="9.661cm"/>
    </style:style>
    <style:style style:name="Table2.1" style:family="table-row">
      <style:table-row-properties style:min-row-height="0.64cm" fo:keep-together="auto"/>
    </style:style>
    <style:style style:name="Table2.A1" style:family="table-cell">
      <style:table-cell-properties fo:padding-left="0.012cm" fo:padding-right="0.012cm" fo:padding-top="0cm" fo:padding-bottom="0cm" fo:border="0.75pt solid #dddddd"/>
    </style:style>
    <style:style style:name="Table2.2" style:family="table-row">
      <style:table-row-properties style:min-row-height="1.002cm" fo:keep-together="auto"/>
    </style:style>
    <style:style style:name="Table2.8" style:family="table-row">
      <style:table-row-properties style:min-row-height="1.363cm" fo:keep-together="auto"/>
    </style:style>
    <style:style style:name="Table2.9" style:family="table-row">
      <style:table-row-properties style:min-row-height="0.857cm" fo:keep-together="auto"/>
    </style:style>
    <style:style style:name="Table3" style:family="table">
      <style:table-properties style:width="19.542cm" fo:margin-left="0.318cm" fo:margin-top="0cm" fo:margin-bottom="0cm" table:align="left" style:writing-mode="page"/>
    </style:style>
    <style:style style:name="Table3.A" style:family="table-column">
      <style:table-column-properties style:column-width="1.18cm"/>
    </style:style>
    <style:style style:name="Table3.B" style:family="table-column">
      <style:table-column-properties style:column-width="9.181cm"/>
    </style:style>
    <style:style style:name="Table3.1" style:family="table-row">
      <style:table-row-properties style:min-row-height="0.64cm" fo:keep-together="auto"/>
    </style:style>
    <style:style style:name="Table3.A1" style:family="table-cell">
      <style:table-cell-properties fo:padding-left="0.012cm" fo:padding-right="0.012cm" fo:padding-top="0cm" fo:padding-bottom="0cm" fo:border="0.75pt solid #dddddd"/>
    </style:style>
    <style:style style:name="Table3.2" style:family="table-row">
      <style:table-row-properties style:min-row-height="0.857cm" fo:keep-together="auto"/>
    </style:style>
    <style:style style:name="Table3.6" style:family="table-row">
      <style:table-row-properties style:min-row-height="1.002cm" fo:keep-together="auto"/>
    </style:style>
    <style:style style:name="Table4" style:family="table">
      <style:table-properties style:width="19.542cm" fo:margin-left="0.318cm" fo:margin-top="0cm" fo:margin-bottom="0cm" table:align="left" style:writing-mode="page"/>
    </style:style>
    <style:style style:name="Table4.A" style:family="table-column">
      <style:table-column-properties style:column-width="1.18cm"/>
    </style:style>
    <style:style style:name="Table4.B" style:family="table-column">
      <style:table-column-properties style:column-width="9.181cm"/>
    </style:style>
    <style:style style:name="Table4.1" style:family="table-row">
      <style:table-row-properties style:min-row-height="0.64cm" fo:keep-together="auto"/>
    </style:style>
    <style:style style:name="Table4.A1" style:family="table-cell">
      <style:table-cell-properties fo:padding-left="0.012cm" fo:padding-right="0.012cm" fo:padding-top="0cm" fo:padding-bottom="0cm" fo:border="0.75pt solid #dddddd"/>
    </style:style>
    <style:style style:name="Table5" style:family="table">
      <style:table-properties style:width="18.027cm" fo:margin-left="-0.002cm" fo:margin-top="0cm" fo:margin-bottom="0cm" table:align="left" style:writing-mode="page"/>
    </style:style>
    <style:style style:name="Table5.A" style:family="table-column">
      <style:table-column-properties style:column-width="9.013cm"/>
    </style:style>
    <style:style style:name="Table5.1" style:family="table-row">
      <style:table-row-properties style:min-row-height="0.617cm" fo:keep-together="auto"/>
    </style:style>
    <style:style style:name="Table5.A1" style:family="table-cell">
      <style:table-cell-properties fo:padding-left="0.012cm" fo:padding-right="0.012cm" fo:padding-top="0cm" fo:padding-bottom="0cm" fo:border="0.75pt solid #dddddd"/>
    </style:style>
    <style:style style:name="Table6" style:family="table">
      <style:table-properties style:width="19.542cm" fo:margin-left="0.275cm" fo:margin-top="0cm" fo:margin-bottom="0cm" table:align="left" style:writing-mode="page"/>
    </style:style>
    <style:style style:name="Table6.A" style:family="table-column">
      <style:table-column-properties style:column-width="1.18cm"/>
    </style:style>
    <style:style style:name="Table6.B" style:family="table-column">
      <style:table-column-properties style:column-width="9.181cm"/>
    </style:style>
    <style:style style:name="Table6.1" style:family="table-row">
      <style:table-row-properties style:min-row-height="2.886cm" fo:keep-together="auto"/>
    </style:style>
    <style:style style:name="Table6.A1" style:family="table-cell">
      <style:table-cell-properties fo:padding-left="0.012cm" fo:padding-right="0.012cm" fo:padding-top="0cm" fo:padding-bottom="0cm" fo:border="0.75pt solid #dddddd"/>
    </style:style>
    <style:style style:name="Table6.2" style:family="table-row">
      <style:table-row-properties style:min-row-height="0.654cm" fo:keep-together="auto"/>
    </style:style>
    <style:style style:name="Table7" style:family="table">
      <style:table-properties style:width="19.544cm" fo:margin-left="0.275cm" fo:margin-top="0cm" fo:margin-bottom="0cm" table:align="left" style:writing-mode="page"/>
    </style:style>
    <style:style style:name="Table7.A" style:family="table-column">
      <style:table-column-properties style:column-width="0.977cm"/>
    </style:style>
    <style:style style:name="Table7.B" style:family="table-column">
      <style:table-column-properties style:column-width="2.932cm"/>
    </style:style>
    <style:style style:name="Table7.F" style:family="table-column">
      <style:table-column-properties style:column-width="6.84cm"/>
    </style:style>
    <style:style style:name="Table7.1" style:family="table-row">
      <style:table-row-properties style:min-row-height="1.023cm" fo:keep-together="auto"/>
    </style:style>
    <style:style style:name="Table7.A1" style:family="table-cell">
      <style:table-cell-properties fo:padding-left="0.012cm" fo:padding-right="0.012cm" fo:padding-top="0cm" fo:padding-bottom="0cm" fo:border="0.75pt solid #dddddd"/>
    </style:style>
    <style:style style:name="Table7.2" style:family="table-row">
      <style:table-row-properties style:min-row-height="0.654cm" fo:keep-together="auto"/>
    </style:style>
    <style:style style:name="Table8" style:family="table">
      <style:table-properties style:width="19.544cm" fo:margin-left="0.275cm" fo:margin-top="0cm" fo:margin-bottom="0cm" table:align="left" style:writing-mode="page"/>
    </style:style>
    <style:style style:name="Table8.A" style:family="table-column">
      <style:table-column-properties style:column-width="0.977cm"/>
    </style:style>
    <style:style style:name="Table8.B" style:family="table-column">
      <style:table-column-properties style:column-width="2.932cm"/>
    </style:style>
    <style:style style:name="Table8.F" style:family="table-column">
      <style:table-column-properties style:column-width="6.84cm"/>
    </style:style>
    <style:style style:name="Table8.1" style:family="table-row">
      <style:table-row-properties style:min-row-height="1.023cm" fo:keep-together="auto"/>
    </style:style>
    <style:style style:name="Table8.A1" style:family="table-cell">
      <style:table-cell-properties fo:padding-left="0.012cm" fo:padding-right="0.012cm" fo:padding-top="0cm" fo:padding-bottom="0cm" fo:border="0.75pt solid #dddddd"/>
    </style:style>
    <style:style style:name="Table8.2" style:family="table-row">
      <style:table-row-properties style:min-row-height="0.654cm" fo:keep-together="auto"/>
    </style:style>
    <style:style style:name="Table9" style:family="table">
      <style:table-properties style:width="19.542cm" fo:margin-left="0.275cm" fo:margin-top="0cm" fo:margin-bottom="0cm" table:align="left" style:writing-mode="page"/>
    </style:style>
    <style:style style:name="Table9.A" style:family="table-column">
      <style:table-column-properties style:column-width="1.18cm"/>
    </style:style>
    <style:style style:name="Table9.B" style:family="table-column">
      <style:table-column-properties style:column-width="9.181cm"/>
    </style:style>
    <style:style style:name="Table9.1" style:family="table-row">
      <style:table-row-properties style:min-row-height="0.654cm" fo:keep-together="auto"/>
    </style:style>
    <style:style style:name="Table9.A1" style:family="table-cell">
      <style:table-cell-properties fo:padding-left="0.012cm" fo:padding-right="0.012cm" fo:padding-top="0cm" fo:padding-bottom="0cm" fo:border="0.75pt solid #dddddd"/>
    </style:style>
    <style:style style:name="Table9.8" style:family="table-row">
      <style:table-row-properties style:min-row-height="1.023cm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Heading_20_1">
      <style:paragraph-properties fo:margin-left="7.489cm" fo:margin-right="0cm" fo:line-height="0.473cm" fo:text-indent="0cm" style:auto-text-indent="false"/>
    </style:style>
    <style:style style:name="P3" style:family="paragraph" style:parent-style-name="Heading_20_1">
      <style:paragraph-properties fo:margin-top="0.485cm" fo:margin-bottom="0cm" style:contextual-spacing="false" fo:break-before="column"/>
    </style:style>
    <style:style style:name="P4" style:family="paragraph" style:parent-style-name="Standard">
      <style:paragraph-properties fo:margin-top="0cm" fo:margin-bottom="0cm" style:contextual-spacing="false"/>
      <style:text-properties fo:font-size="7pt" style:font-size-asian="7pt"/>
    </style:style>
    <style:style style:name="P5" style:family="paragraph" style:parent-style-name="Table_20_Paragraph">
      <style:paragraph-properties fo:margin-left="0.15cm" fo:margin-right="0cm" fo:margin-top="0.166cm" fo:margin-bottom="0cm" style:contextual-spacing="false" fo:orphans="0" fo:widows="0" fo:text-indent="0cm" style:auto-text-indent="false"/>
    </style:style>
    <style:style style:name="P6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7pt" style:font-size-asian="7pt"/>
    </style:style>
    <style:style style:name="P7" style:family="paragraph" style:parent-style-name="Text_20_body">
      <style:text-properties style:font-name="Times New Roman" fo:font-size="12pt" style:font-size-asian="12pt"/>
    </style:style>
    <style:style style:name="P8" style:family="paragraph" style:parent-style-name="Text_20_body">
      <style:paragraph-properties fo:margin-top="0.011cm" fo:margin-bottom="0cm" style:contextual-spacing="false"/>
      <style:text-properties style:font-name="Times New Roman" fo:font-size="10pt" style:font-size-asian="10pt"/>
    </style:style>
    <style:style style:name="P9" style:family="paragraph" style:parent-style-name="Text_20_body">
      <style:text-properties style:font-name="Arial MT"/>
    </style:style>
    <style:style style:name="P10" style:family="paragraph" style:parent-style-name="Text_20_body">
      <style:paragraph-properties fo:margin-top="0.016cm" fo:margin-bottom="0cm" style:contextual-spacing="false"/>
      <style:text-properties style:font-name="Arial MT"/>
    </style:style>
    <style:style style:name="P11" style:family="paragraph" style:parent-style-name="Text_20_body">
      <style:paragraph-properties fo:margin-top="0.012cm" fo:margin-bottom="0cm" style:contextual-spacing="false"/>
      <style:text-properties style:font-name="Arial MT" fo:font-size="3pt" style:font-size-asian="3pt"/>
    </style:style>
    <style:style style:name="P12" style:family="paragraph" style:parent-style-name="Text_20_body">
      <style:paragraph-properties fo:margin-top="0.007cm" fo:margin-bottom="0cm" style:contextual-spacing="false"/>
      <style:text-properties style:font-name="Arial MT" fo:font-size="8pt" style:font-size-asian="8pt"/>
    </style:style>
    <style:style style:name="P13" style:family="paragraph" style:parent-style-name="Text_20_body">
      <style:paragraph-properties fo:margin-left="0.303cm" fo:margin-right="0.282cm" fo:line-height="158%" fo:text-indent="0cm" style:auto-text-indent="false"/>
    </style:style>
    <style:style style:name="P14" style:family="paragraph" style:parent-style-name="Standard" style:master-page-name="Standard">
      <style:paragraph-properties fo:margin-left="0.24cm" fo:margin-right="0cm" fo:margin-top="0.148cm" fo:margin-bottom="0cm" style:contextual-spacing="false" fo:text-align="start" style:justify-single-word="false" fo:text-indent="0cm" style:auto-text-indent="false" style:page-number="auto">
        <style:tab-stops>
          <style:tab-stop style:position="10.448cm"/>
        </style:tab-stops>
      </style:paragraph-properties>
    </style:style>
    <style:style style:name="P15" style:family="paragraph" style:parent-style-name="Standard">
      <style:paragraph-properties fo:margin-left="0.303cm" fo:margin-right="0cm" fo:margin-top="0.339cm" fo:margin-bottom="0.005cm" style:contextual-spacing="false" fo:text-align="start" style:justify-single-word="false" fo:text-indent="0cm" style:auto-text-indent="false"/>
    </style:style>
    <style:style style:name="P16" style:family="paragraph" style:parent-style-name="Standard">
      <style:paragraph-properties fo:margin-left="0.303cm" fo:margin-right="0cm" fo:margin-top="0.335cm" fo:margin-bottom="0.004cm" style:contextual-spacing="false" fo:text-align="start" style:justify-single-word="false" fo:text-indent="0cm" style:auto-text-indent="false"/>
      <style:text-properties officeooo:paragraph-rsid="0010391d"/>
    </style:style>
    <style:style style:name="P17" style:family="paragraph" style:parent-style-name="Standard" style:master-page-name="Converted1">
      <style:paragraph-properties fo:margin-left="0.199cm" fo:margin-right="0cm" fo:margin-top="0.157cm" fo:margin-bottom="0cm" style:contextual-spacing="false" fo:text-align="start" style:justify-single-word="false" fo:text-indent="0cm" style:auto-text-indent="false" style:page-number="auto">
        <style:tab-stops>
          <style:tab-stop style:position="10.407cm"/>
        </style:tab-stops>
      </style:paragraph-properties>
    </style:style>
    <style:style style:name="P18" style:family="paragraph" style:parent-style-name="Standard">
      <style:paragraph-properties fo:margin-left="0.263cm" fo:margin-right="0cm" fo:margin-top="0cm" fo:margin-bottom="0cm" style:contextual-spacing="false" fo:text-align="start" style:justify-single-word="false" fo:text-indent="0cm" style:auto-text-indent="false"/>
    </style:style>
    <style:style style:name="P19" style:family="paragraph" style:parent-style-name="Standard">
      <style:paragraph-properties fo:margin-left="0.263cm" fo:margin-right="0cm" fo:margin-top="0.332cm" fo:margin-bottom="0cm" style:contextual-spacing="false" fo:text-align="start" style:justify-single-word="false" fo:text-indent="0cm" style:auto-text-indent="false"/>
    </style:style>
    <style:style style:name="P20" style:family="paragraph" style:parent-style-name="Standard">
      <style:paragraph-properties fo:margin-left="0.303cm" fo:margin-right="0cm" fo:margin-top="0cm" fo:margin-bottom="0cm" style:contextual-spacing="false" fo:line-height="0.351cm" fo:text-align="start" style:justify-single-word="false" fo:text-indent="0cm" style:auto-text-indent="false"/>
    </style:style>
    <style:style style:name="P21" style:family="paragraph" style:parent-style-name="Standard">
      <style:paragraph-properties fo:margin-left="0.303cm" fo:margin-right="0cm" fo:margin-top="0cm" fo:margin-bottom="0.004cm" style:contextual-spacing="false" fo:line-height="0.36cm" fo:text-align="start" style:justify-single-word="false" fo:text-indent="0cm" style:auto-text-indent="false"/>
    </style:style>
    <style:style style:name="P22" style:family="paragraph" style:parent-style-name="Frame_20_contents">
      <style:paragraph-properties fo:margin-left="0.035cm" fo:margin-right="0cm" fo:margin-top="0.056cm" fo:margin-bottom="0cm" style:contextual-spacing="false" fo:text-align="start" style:justify-single-word="false" fo:text-indent="0cm" style:auto-text-indent="false"/>
    </style:style>
    <style:style style:name="P23" style:family="paragraph" style:parent-style-name="Frame_20_contents">
      <style:paragraph-properties fo:margin-left="0.035cm" fo:margin-right="0cm" fo:margin-top="0.06cm" fo:margin-bottom="0cm" style:contextual-spacing="false" fo:text-align="start" style:justify-single-word="false" fo:text-indent="0cm" style:auto-text-indent="false"/>
    </style:style>
    <style:style style:name="P24" style:family="paragraph" style:parent-style-name="Table_20_Paragraph">
      <style:paragraph-properties fo:orphans="0" fo:widows="0"/>
    </style:style>
    <style:style style:name="P25" style:family="paragraph" style:parent-style-name="Table_20_Paragraph">
      <style:paragraph-properties fo:margin-left="0.15cm" fo:margin-right="0cm" fo:orphans="0" fo:widows="0" fo:text-indent="0cm" style:auto-text-indent="false"/>
    </style:style>
    <style:style style:name="P26" style:family="paragraph" style:parent-style-name="Table_20_Paragraph">
      <style:paragraph-properties fo:margin-left="0.15cm" fo:margin-right="0cm" fo:margin-top="0.166cm" fo:margin-bottom="0cm" style:contextual-spacing="false" fo:orphans="0" fo:widows="0" fo:text-indent="0cm" style:auto-text-indent="false"/>
    </style:style>
    <style:style style:name="P27" style:family="paragraph" style:parent-style-name="Table_20_Paragraph">
      <style:paragraph-properties fo:margin-left="0.153cm" fo:margin-right="0cm" fo:orphans="0" fo:widows="0" fo:text-indent="0cm" style:auto-text-indent="false"/>
    </style:style>
    <style:style style:name="P28" style:family="paragraph" style:parent-style-name="Table_20_Paragraph">
      <style:paragraph-properties fo:margin-left="0.263cm" fo:margin-right="0cm" fo:margin-top="0.258cm" fo:margin-bottom="0cm" style:contextual-spacing="false" fo:orphans="0" fo:widows="0" fo:text-indent="0cm" style:auto-text-indent="false"/>
    </style:style>
    <style:style style:name="P29" style:family="paragraph" style:parent-style-name="Table_20_Paragraph">
      <style:paragraph-properties fo:margin-left="0.261cm" fo:margin-right="0cm" fo:margin-top="0.266cm" fo:margin-bottom="0cm" style:contextual-spacing="false" fo:orphans="0" fo:widows="0" fo:text-indent="0cm" style:auto-text-indent="false"/>
    </style:style>
    <style:style style:name="P30" style:family="paragraph" style:parent-style-name="Table_20_Paragraph">
      <style:paragraph-properties fo:margin-left="0.261cm" fo:margin-right="0cm" fo:margin-top="0.266cm" fo:margin-bottom="0cm" style:contextual-spacing="false" fo:orphans="0" fo:widows="0" fo:text-indent="0cm" style:auto-text-indent="false"/>
      <style:text-properties officeooo:paragraph-rsid="0010391d"/>
    </style:style>
    <style:style style:name="P31" style:family="paragraph" style:parent-style-name="Table_20_Paragraph">
      <style:paragraph-properties fo:margin-left="0.143cm" fo:margin-right="0cm" fo:margin-top="0.148cm" fo:margin-bottom="0cm" style:contextual-spacing="false" fo:orphans="0" fo:widows="0" fo:text-indent="0cm" style:auto-text-indent="false"/>
    </style:style>
    <style:style style:name="P32" style:family="paragraph" style:parent-style-name="Table_20_Paragraph">
      <style:paragraph-properties fo:margin-top="0.166cm" fo:margin-bottom="0cm" style:contextual-spacing="false" fo:orphans="0" fo:widows="0"/>
    </style:style>
    <style:style style:name="P33" style:family="paragraph" style:parent-style-name="Table_20_Paragraph">
      <style:paragraph-properties fo:margin-top="0.072cm" fo:margin-bottom="0cm" style:contextual-spacing="false" fo:orphans="0" fo:widows="0"/>
    </style:style>
    <style:style style:name="P34" style:family="paragraph" style:parent-style-name="Table_20_Paragraph">
      <style:paragraph-properties fo:margin-left="0.148cm" fo:margin-right="0cm" fo:margin-top="0.166cm" fo:margin-bottom="0cm" style:contextual-spacing="false" fo:orphans="0" fo:widows="0" fo:text-indent="0cm" style:auto-text-indent="false"/>
    </style:style>
    <style:style style:name="P35" style:family="paragraph" style:parent-style-name="Table_20_Paragraph">
      <style:paragraph-properties fo:margin-left="0.15cm" fo:margin-right="0cm" fo:orphans="0" fo:widows="0" fo:text-indent="0cm" style:auto-text-indent="false"/>
      <style:text-properties officeooo:paragraph-rsid="001147c8"/>
    </style:style>
    <style:style style:name="P36" style:family="paragraph" style:parent-style-name="Table_20_Paragraph">
      <style:paragraph-properties fo:margin-left="0.152cm" fo:margin-right="1.367cm" fo:line-height="121%" fo:orphans="0" fo:widows="0" fo:text-indent="0cm" style:auto-text-indent="false"/>
    </style:style>
    <style:style style:name="P37" style:family="paragraph" style:parent-style-name="Table_20_Paragraph">
      <style:paragraph-properties fo:margin-left="0.152cm" fo:margin-right="0.691cm" fo:line-height="121%" fo:orphans="0" fo:widows="0" fo:text-indent="0cm" style:auto-text-indent="false"/>
    </style:style>
    <style:style style:name="P38" style:family="paragraph" style:parent-style-name="Table_20_Paragraph">
      <style:paragraph-properties fo:margin-left="0.152cm" fo:margin-right="0.482cm" fo:line-height="121%" fo:orphans="0" fo:widows="0" fo:text-indent="0cm" style:auto-text-indent="false"/>
    </style:style>
    <style:style style:name="P39" style:family="paragraph" style:parent-style-name="Table_20_Paragraph">
      <style:paragraph-properties fo:margin-left="0.152cm" fo:margin-right="0.254cm" fo:line-height="121%" fo:orphans="0" fo:widows="0" fo:text-indent="0cm" style:auto-text-indent="false"/>
    </style:style>
    <style:style style:name="P40" style:family="paragraph" style:parent-style-name="Table_20_Paragraph">
      <style:paragraph-properties fo:margin-left="0.152cm" fo:margin-right="0.236cm" fo:line-height="121%" fo:orphans="0" fo:widows="0" fo:text-indent="0cm" style:auto-text-indent="false"/>
    </style:style>
    <style:style style:name="P41" style:family="paragraph" style:parent-style-name="Table_20_Paragraph">
      <style:paragraph-properties fo:margin-left="0.152cm" fo:margin-right="0.176cm" fo:line-height="121%" fo:orphans="0" fo:widows="0" fo:text-indent="0cm" style:auto-text-indent="false"/>
    </style:style>
    <style:style style:name="P42" style:family="paragraph" style:parent-style-name="Table_20_Paragraph">
      <style:paragraph-properties fo:line-height="121%" fo:orphans="0" fo:widows="0"/>
    </style:style>
    <style:style style:name="P43" style:family="paragraph" style:parent-style-name="Table_20_Paragraph">
      <style:paragraph-properties fo:margin-left="0.152cm" fo:margin-right="0.873cm" fo:line-height="121%" fo:text-align="justify" style:justify-single-word="false" fo:orphans="0" fo:widows="0" fo:text-indent="0cm" style:auto-text-indent="false"/>
    </style:style>
    <style:style style:name="P44" style:family="paragraph" style:parent-style-name="Table_20_Paragraph">
      <style:paragraph-properties fo:margin-left="0.143cm" fo:margin-right="0cm" fo:margin-top="0.148cm" fo:margin-bottom="0cm" style:contextual-spacing="false" fo:orphans="0" fo:widows="0" fo:text-indent="0cm" style:auto-text-indent="false"/>
      <style:text-properties officeooo:rsid="0010391d" officeooo:paragraph-rsid="0010391d"/>
    </style:style>
    <style:style style:name="P45" style:family="paragraph" style:parent-style-name="Table_20_Paragraph">
      <style:paragraph-properties fo:margin-left="0.15cm" fo:margin-right="0cm" fo:margin-top="0.166cm" fo:margin-bottom="0cm" style:contextual-spacing="false" fo:orphans="0" fo:widows="0" fo:text-indent="0cm" style:auto-text-indent="false"/>
      <style:text-properties officeooo:rsid="0010391d" officeooo:paragraph-rsid="0010391d"/>
    </style:style>
    <style:style style:name="P46" style:family="paragraph" style:parent-style-name="Table_20_Paragraph">
      <style:paragraph-properties fo:margin-left="0.152cm" fo:margin-right="0.367cm" fo:margin-top="0.166cm" fo:margin-bottom="0cm" style:contextual-spacing="false" fo:line-height="123%" fo:orphans="0" fo:widows="0" fo:text-indent="0cm" style:auto-text-indent="false"/>
    </style:style>
    <style:style style:name="P47" style:family="paragraph" style:parent-style-name="Table_20_Paragraph">
      <style:paragraph-properties fo:margin-left="0.15cm" fo:margin-right="0.566cm" fo:margin-top="0.166cm" fo:margin-bottom="0cm" style:contextual-spacing="false" fo:line-height="123%" fo:orphans="0" fo:widows="0" fo:text-indent="0cm" style:auto-text-indent="false"/>
    </style:style>
    <style:style style:name="P48" style:family="paragraph" style:parent-style-name="Table_20_Paragraph">
      <style:paragraph-properties fo:margin-left="0.152cm" fo:margin-right="0.319cm" fo:margin-top="0.166cm" fo:margin-bottom="0cm" style:contextual-spacing="false" fo:line-height="123%" fo:orphans="0" fo:widows="0" fo:text-indent="0cm" style:auto-text-indent="false"/>
    </style:style>
    <style:style style:name="P49" style:family="paragraph" style:parent-style-name="Table_20_Paragraph">
      <style:paragraph-properties fo:margin-left="0cm" fo:margin-right="0cm" fo:margin-top="0.159cm" fo:margin-bottom="0.101cm" style:contextual-spacing="false" fo:text-align="center" style:justify-single-word="false" fo:orphans="0" fo:widows="0" fo:text-indent="0cm" style:auto-text-indent="false"/>
      <style:text-properties officeooo:paragraph-rsid="001147c8"/>
    </style:style>
    <style:style style:name="P50" style:family="paragraph" style:parent-style-name="Table_20_Paragraph">
      <style:paragraph-properties fo:margin-left="0.263cm" fo:margin-right="0cm" fo:margin-top="0.258cm" fo:margin-bottom="0cm" style:contextual-spacing="false" fo:text-align="center" style:justify-single-word="false" fo:orphans="0" fo:widows="0" fo:text-indent="0cm" style:auto-text-indent="false"/>
    </style:style>
    <style:style style:name="P51" style:family="paragraph" style:parent-style-name="Table_20_Paragraph">
      <style:paragraph-properties fo:margin-left="0cm" fo:margin-right="0cm" fo:margin-top="0.258cm" fo:margin-bottom="0cm" style:contextual-spacing="false" fo:text-align="center" style:justify-single-word="false" fo:orphans="0" fo:widows="0" fo:text-indent="0cm" style:auto-text-indent="false"/>
    </style:style>
    <style:style style:name="P52" style:family="paragraph" style:parent-style-name="Table_20_Paragraph">
      <style:paragraph-properties fo:margin-left="0cm" fo:margin-right="0cm" fo:margin-top="0.266cm" fo:margin-bottom="0cm" style:contextual-spacing="false" fo:text-align="center" style:justify-single-word="false" fo:orphans="0" fo:widows="0" fo:text-indent="0cm" style:auto-text-indent="false"/>
    </style:style>
    <style:style style:name="P53" style:family="paragraph" style:parent-style-name="Table_20_Paragraph">
      <style:paragraph-properties fo:margin-left="0.15cm" fo:margin-right="0cm" fo:orphans="0" fo:widows="0" fo:text-indent="0cm" style:auto-text-indent="false"/>
      <style:text-properties fo:font-size="7pt" style:font-size-asian="7pt" style:font-size-complex="7pt"/>
    </style:style>
    <style:style style:name="P54" style:family="paragraph">
      <loext:graphic-properties draw:fill="none"/>
    </style:style>
    <style:style style:name="P55" style:family="paragraph">
      <loext:graphic-properties draw:fill="none"/>
      <style:paragraph-properties fo:text-align="center"/>
    </style:style>
    <style:style style:name="T1" style:family="text">
      <style:text-properties style:font-name="Arial MT" fo:font-size="5.5pt" style:font-size-asian="5.5pt"/>
    </style:style>
    <style:style style:name="T2" style:family="text">
      <style:text-properties style:font-name="Arial MT" fo:font-size="5.5pt" style:font-size-asian="5.5pt" style:text-scale="105%"/>
    </style:style>
    <style:style style:name="T3" style:family="text">
      <style:text-properties style:font-name="Arial MT" fo:font-size="5.5pt" fo:letter-spacing="-0.011cm" style:font-size-asian="5.5pt" style:text-scale="105%"/>
    </style:style>
    <style:style style:name="T4" style:family="text">
      <style:text-properties style:font-name="Arial MT" fo:font-size="7pt" style:font-size-asian="7pt"/>
    </style:style>
    <style:style style:name="T5" style:family="text">
      <style:text-properties style:text-scale="105%"/>
    </style:style>
    <style:style style:name="T6" style:family="text">
      <style:text-properties officeooo:rsid="001147c8" style:text-scale="105%"/>
    </style:style>
    <style:style style:name="T7" style:family="text">
      <style:text-properties fo:letter-spacing="-0.011cm" style:text-scale="105%"/>
    </style:style>
    <style:style style:name="T8" style:family="text">
      <style:text-properties style:font-name="Times New Roman" fo:font-size="9pt" style:font-size-asian="9pt"/>
    </style:style>
    <style:style style:name="T9" style:family="text">
      <style:text-properties style:font-name="Times New Roman" fo:font-size="9pt" style:font-size-asian="9pt" style:text-scale="105%"/>
    </style:style>
    <style:style style:name="T10" style:family="text">
      <style:text-properties style:font-name="Times New Roman" fo:font-size="9pt" fo:letter-spacing="0.007cm" style:font-size-asian="9pt"/>
    </style:style>
    <style:style style:name="T11" style:family="text">
      <style:text-properties style:font-name="Times New Roman" fo:font-size="9pt" fo:letter-spacing="0.034cm" style:font-size-asian="9pt"/>
    </style:style>
    <style:style style:name="T12" style:family="text">
      <style:text-properties style:font-name="Times New Roman" fo:font-size="9pt" fo:letter-spacing="0.016cm" style:font-size-asian="9pt"/>
    </style:style>
    <style:style style:name="T13" style:family="text">
      <style:text-properties style:font-name="Times New Roman" fo:font-size="9pt" fo:letter-spacing="0.042cm" style:font-size-asian="9pt"/>
    </style:style>
    <style:style style:name="T14" style:family="text">
      <style:text-properties style:font-name="Times New Roman" fo:font-size="9pt" fo:letter-spacing="0.03cm" style:font-size-asian="9pt"/>
    </style:style>
    <style:style style:name="T15" style:family="text">
      <style:text-properties style:font-name="Times New Roman" fo:font-size="9pt" fo:letter-spacing="-0.002cm" style:font-size-asian="9pt"/>
    </style:style>
    <style:style style:name="T16" style:family="text">
      <style:text-properties style:font-name="Times New Roman" fo:font-size="9pt" fo:letter-spacing="0.004cm" style:font-size-asian="9pt"/>
    </style:style>
    <style:style style:name="T17" style:family="text">
      <style:text-properties style:font-name="Times New Roman" fo:font-size="9pt" fo:letter-spacing="0.032cm" style:font-size-asian="9pt"/>
    </style:style>
    <style:style style:name="T18" style:family="text">
      <style:text-properties style:font-name="Times New Roman" fo:font-size="9pt" fo:letter-spacing="-0.011cm" style:font-size-asian="9pt" style:text-scale="105%"/>
    </style:style>
    <style:style style:name="T19" style:family="text">
      <style:text-properties style:font-name="Times New Roman" fo:font-size="9pt" fo:letter-spacing="-0.009cm" style:font-size-asian="9pt" style:text-scale="105%"/>
    </style:style>
    <style:style style:name="T20" style:family="text">
      <style:text-properties style:font-name="Times New Roman" fo:font-size="9.5pt" fo:letter-spacing="-0.002cm" style:font-size-asian="9.5pt"/>
    </style:style>
    <style:style style:name="T21" style:family="text">
      <style:text-properties style:font-name="Times New Roman" fo:font-size="9.5pt" fo:letter-spacing="-0.018cm" style:font-size-asian="9.5pt"/>
    </style:style>
    <style:style style:name="T22" style:family="text">
      <style:text-properties style:font-name="Times New Roman" fo:font-size="9.5pt" fo:letter-spacing="-0.014cm" style:font-size-asian="9.5pt"/>
    </style:style>
    <style:style style:name="T23" style:family="text">
      <style:text-properties style:font-name="Times New Roman" fo:font-size="9.5pt" style:font-size-asian="9.5pt"/>
    </style:style>
    <style:style style:name="T24" style:family="text">
      <style:text-properties style:font-name="Times New Roman" fo:font-size="9.5pt" fo:letter-spacing="-0.019cm" style:font-size-asian="9.5pt"/>
    </style:style>
    <style:style style:name="T25" style:family="text">
      <style:text-properties fo:letter-spacing="-0.016cm" style:text-scale="105%"/>
    </style:style>
    <style:style style:name="T26" style:family="text">
      <style:text-properties fo:font-size="7pt" fo:font-weight="bold" style:font-size-asian="7pt" style:font-weight-asian="bold"/>
    </style:style>
    <style:style style:name="T27" style:family="text">
      <style:text-properties fo:font-size="7pt" fo:font-weight="bold" style:font-size-asian="7pt" style:font-weight-asian="bold" style:text-scale="105%"/>
    </style:style>
    <style:style style:name="T28" style:family="text">
      <style:text-properties fo:font-size="7pt" fo:letter-spacing="-0.009cm" fo:font-weight="bold" style:font-size-asian="7pt" style:font-weight-asian="bold" style:text-scale="105%"/>
    </style:style>
    <style:style style:name="T29" style:family="text">
      <style:text-properties fo:font-size="7pt" fo:letter-spacing="-0.009cm" style:font-size-asian="7pt" style:text-scale="105%"/>
    </style:style>
    <style:style style:name="T30" style:family="text">
      <style:text-properties fo:font-size="7pt" style:font-size-asian="7pt"/>
    </style:style>
    <style:style style:name="T31" style:family="text">
      <style:text-properties fo:font-size="7pt" style:font-size-asian="7pt" style:text-scale="104%"/>
    </style:style>
    <style:style style:name="T32" style:family="text">
      <style:text-properties fo:font-size="7pt" style:font-size-asian="7pt" style:text-scale="105%"/>
    </style:style>
    <style:style style:name="T33" style:family="text">
      <style:text-properties fo:font-size="7pt" officeooo:rsid="0010391d" style:font-size-asian="7pt" style:text-scale="105%"/>
    </style:style>
    <style:style style:name="T34" style:family="text">
      <style:text-properties fo:font-size="7pt" officeooo:rsid="001147c8" style:font-size-asian="7pt" style:text-scale="105%"/>
    </style:style>
    <style:style style:name="T35" style:family="text">
      <style:text-properties fo:font-size="7pt" officeooo:rsid="0010391d" style:font-size-asian="7pt"/>
    </style:style>
    <style:style style:name="T36" style:family="text">
      <style:text-properties fo:font-size="7pt" fo:letter-spacing="0.002cm" style:font-size-asian="7pt" style:text-scale="105%"/>
    </style:style>
    <style:style style:name="T37" style:family="text">
      <style:text-properties fo:font-size="7pt" fo:letter-spacing="-0.007cm" style:font-size-asian="7pt" style:text-scale="105%"/>
    </style:style>
    <style:style style:name="T38" style:family="text">
      <style:text-properties fo:font-size="7pt" fo:letter-spacing="-0.011cm" style:font-size-asian="7pt" style:text-scale="105%"/>
    </style:style>
    <style:style style:name="T39" style:family="text">
      <style:text-properties fo:font-size="7pt" fo:letter-spacing="-0.012cm" style:font-size-asian="7pt" style:text-scale="105%"/>
    </style:style>
    <style:style style:name="T40" style:family="text">
      <style:text-properties fo:font-size="7pt" fo:letter-spacing="-0.002cm" style:font-size-asian="7pt" style:text-scale="105%"/>
    </style:style>
    <style:style style:name="T41" style:family="text">
      <style:text-properties fo:font-size="7pt" fo:letter-spacing="-0.005cm" style:font-size-asian="7pt" style:text-scale="105%"/>
    </style:style>
    <style:style style:name="T42" style:family="text">
      <style:text-properties fo:font-size="7pt" fo:letter-spacing="0.025cm" style:font-size-asian="7pt"/>
    </style:style>
    <style:style style:name="T43" style:family="text">
      <style:text-properties fo:font-size="7pt" fo:letter-spacing="0.026cm" style:font-size-asian="7pt"/>
    </style:style>
    <style:style style:name="T44" style:family="text">
      <style:text-properties fo:font-size="7pt" fo:letter-spacing="-0.004cm" style:font-size-asian="7pt" style:text-scale="105%"/>
    </style:style>
    <style:style style:name="T45" style:family="text">
      <style:text-properties fo:font-size="7pt" fo:letter-spacing="0.018cm" style:font-size-asian="7pt" style:text-scale="105%"/>
    </style:style>
    <style:style style:name="T46" style:family="text">
      <style:text-properties fo:font-size="7pt" fo:letter-spacing="-0.016cm" fo:font-weight="bold" style:font-size-asian="7pt" style:font-weight-asian="bold" style:text-scale="105%"/>
    </style:style>
    <style:style style:name="T47" style:family="text">
      <style:text-properties fo:font-size="7pt" fo:letter-spacing="-0.016cm" style:font-size-asian="7pt" style:text-scale="105%"/>
    </style:style>
    <style:style style:name="T48" style:family="text">
      <style:text-properties fo:font-size="7pt" fo:letter-spacing="-0.014cm" fo:font-weight="bold" style:font-size-asian="7pt" style:font-weight-asian="bold" style:text-scale="105%"/>
    </style:style>
    <style:style style:name="T49" style:family="text">
      <style:text-properties fo:font-size="7pt" fo:letter-spacing="-0.014cm" style:font-size-asian="7pt" style:text-scale="105%"/>
    </style:style>
    <style:style style:name="T50" style:family="text">
      <style:text-properties fo:font-size="7pt" fo:letter-spacing="-0.058cm" style:font-size-asian="7pt" style:text-scale="105%"/>
    </style:style>
    <style:style style:name="T51" style:family="text">
      <style:text-properties fo:font-size="7pt" fo:letter-spacing="-0.06cm" style:font-size-asian="7pt" style:text-scale="105%"/>
    </style:style>
    <style:style style:name="T52" style:family="text">
      <style:text-properties fo:font-size="7pt" fo:letter-spacing="-0.06cm" fo:font-weight="bold" style:font-size-asian="7pt" style:font-weight-asian="bold" style:text-scale="105%"/>
    </style:style>
    <style:style style:name="T53" style:family="text">
      <style:text-properties fo:font-size="7pt" fo:letter-spacing="-0.062cm" style:font-size-asian="7pt" style:text-scale="105%"/>
    </style:style>
    <style:style style:name="T54" style:family="text">
      <style:text-properties fo:font-size="7pt" fo:letter-spacing="0.005cm" style:font-size-asian="7pt"/>
    </style:style>
    <style:style style:name="T55" style:family="text">
      <style:text-properties fo:font-size="7pt" fo:letter-spacing="0.016cm" style:font-size-asian="7pt"/>
    </style:style>
    <style:style style:name="T56" style:family="text">
      <style:text-properties fo:font-size="7pt" fo:letter-spacing="-0.056cm" style:font-size-asian="7pt"/>
    </style:style>
    <style:style style:name="T57" style:family="text">
      <style:text-properties fo:letter-spacing="-0.002cm" fo:font-weight="bold" style:font-weight-asian="bold" style:text-scale="105%"/>
    </style:style>
    <style:style style:name="T58" style:family="text">
      <style:text-properties fo:letter-spacing="-0.014cm" fo:font-weight="bold" style:font-weight-asian="bold" style:text-scale="105%"/>
    </style:style>
    <style:style style:name="T59" style:family="text">
      <style:text-properties fo:letter-spacing="-0.009cm" style:text-scale="105%"/>
    </style:style>
    <style:style style:name="T60" style:family="text">
      <style:text-properties fo:letter-spacing="0.004cm" style:text-scale="105%"/>
    </style:style>
    <style:style style:name="T61" style:family="text">
      <style:text-properties fo:letter-spacing="-0.058cm" style:text-scale="105%"/>
    </style:style>
    <style:style style:name="T62" style:family="text">
      <style:text-properties fo:letter-spacing="-0.007cm" style:text-scale="105%"/>
    </style:style>
    <style:style style:name="T63" style:family="text">
      <style:text-properties fo:letter-spacing="-0.005cm" style:text-scale="105%"/>
    </style:style>
    <style:style style:name="T64" style:family="text">
      <style:text-properties fo:letter-spacing="0.007cm" style:text-scale="105%"/>
    </style:style>
    <style:style style:name="T65" style:family="text">
      <style:text-properties fo:letter-spacing="-0.012cm" style:text-scale="105%"/>
    </style:style>
    <style:style style:name="T66" style:family="text">
      <style:text-properties fo:letter-spacing="0.032cm" style:text-scale="105%"/>
    </style:style>
    <style:style style:name="T67" style:family="text">
      <style:text-properties style:text-scale="95%"/>
    </style:style>
    <style:style style:name="T68" style:family="text">
      <style:text-properties fo:letter-spacing="0.046cm" style:text-scale="95%"/>
    </style:style>
    <style:style style:name="T69" style:family="text">
      <style:text-properties fo:letter-spacing="0.048cm" style:text-scale="95%"/>
    </style:style>
    <style:style style:name="T70" style:family="text">
      <style:text-properties fo:letter-spacing="0.028cm" style:text-scale="95%"/>
    </style:style>
    <style:style style:name="T71" style:family="text">
      <style:text-properties officeooo:rsid="001147c8"/>
    </style:style>
    <style:style style:name="T72" style:family="text">
      <style:text-properties fo:font-size="11pt" officeooo:rsid="001147c8" style:font-size-asian="11pt" style:font-size-complex="11pt" style:text-scale="105%"/>
    </style:style>
    <style:style style:name="T73" style:family="text"/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2">
          <style:column style:rel-width="48044*" fo:start-indent="0cm" fo:end-indent="1.981cm"/>
          <style:column style:rel-width="17491*" fo:start-indent="1.981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2.6cm" fo:min-width="18.057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94ff" draw:stroke-linejoin="round" svg:stroke-linecap="butt" draw:fill="none" loext:fill-use-slide-background="false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0094ff" draw:stroke-linejoin="round" svg:stroke-linecap="butt" draw:fill="none" loext:fill-use-slide-background="false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344cm" fo:min-width="4.9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344cm" fo:min-width="0.34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4"><text:span text:style-name="T2">5/5/2021<text:tab/>-</text:span><text:span text:style-name="T3"> </text:span><text:span text:style-name="T2">SARAS</text:span><text:span text:style-name="T1"/></text:p>
        <text:p text:style-name="P9"/>
        <text:p text:style-name="P10"/>
        <text:h text:style-name="P2" text:outline-level="2"><text:span text:style-name="T5">Mandatory</text:span><text:span text:style-name="T7"> </text:span><text:span text:style-name="T5">Public</text:span><text:span text:style-name="T7"> </text:span><text:span text:style-name="T5">Disclosure</text:span></text:h>
        <text:p text:style-name="P20"><text:span text:style-name="T8">A</text:span><text:span text:style-name="T10">:</text:span><text:span text:style-name="T11"> </text:span><text:span text:style-name="T8">GENERAL</text:span><text:span text:style-name="T12"> </text:span><text:span text:style-name="T8">INFORMATION</text:span><text:span text:style-name="T11">:</text:span><text:span text:style-name="T8"/></text:p>
        <text:h text:style-name="P3" text:outline-level="2"><text:span text:style-name="T5">APPENDIX</text:span><text:span text:style-name="T25"> </text:span><text:span text:style-name="T5">-IX</text:span></text:h>
      </text:section>
      <text:section text:style-name="Sect2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24"><text:span text:style-name="T27">S</text:span><text:span text:style-name="T28"> </text:span><text:span text:style-name="T27">No.</text:span><text:span text:style-name="T26"/></text:p>
            </table:table-cell>
            <table:table-cell table:style-name="Table1.A1" office:value-type="string">
              <text:p text:style-name="P24"><text:span text:style-name="T27">INFORMATION</text:span><text:span text:style-name="T26"/></text:p>
            </table:table-cell>
            <table:table-cell table:style-name="Table1.A1" office:value-type="string">
              <text:p text:style-name="P25"><text:span text:style-name="T27">DETAILS</text:span><text:span text:style-name="T26"/></text:p>
            </table:table-cell>
          </table:table-row>
          <table:table-row table:style-name="Table1.1">
            <table:table-cell table:style-name="Table1.A1" office:value-type="string">
              <text:p text:style-name="P24"><text:span text:style-name="T31">1</text:span><text:span text:style-name="T30"/></text:p>
            </table:table-cell>
            <table:table-cell table:style-name="Table1.A1" office:value-type="string">
              <text:p text:style-name="P24"><text:span text:style-name="T32">NAME</text:span><text:span text:style-name="T36"> </text:span><text:span text:style-name="T32">OF</text:span><text:span text:style-name="T37"> </text:span><text:span text:style-name="T32">THE</text:span><text:span text:style-name="T36"> </text:span><text:span text:style-name="T32">SCHOOL</text:span><text:span text:style-name="T30"/></text:p>
            </table:table-cell>
            <table:table-cell table:style-name="Table1.A1" office:value-type="string">
              <text:p text:style-name="P25"><text:span text:style-name="T32">SHRI MAA SHARDA INTERNATIONAL PUBLI</text:span><text:span text:style-name="T33">C </text:span><text:span text:style-name="T32">SCHOOL </text:span><text:span text:style-name="T33">AIT BILAYAN JALAUN UP</text:span><text:span text:style-name="T30"/></text:p>
            </table:table-cell>
          </table:table-row>
          <table:table-row table:style-name="Table1.1">
            <table:table-cell table:style-name="Table1.A1" office:value-type="string">
              <text:p text:style-name="P24"><text:span text:style-name="T31">2</text:span><text:span text:style-name="T30"/></text:p>
            </table:table-cell>
            <table:table-cell table:style-name="Table1.A1" office:value-type="string">
              <text:p text:style-name="P24"><text:span text:style-name="T32">AFFILIATION</text:span><text:span text:style-name="T39"> </text:span><text:span text:style-name="T32">NO.(IF</text:span><text:span text:style-name="T38"> </text:span><text:span text:style-name="T32">APPLICABLE)</text:span><text:span text:style-name="T30"/></text:p>
            </table:table-cell>
            <table:table-cell table:style-name="Table1.A1" office:value-type="string">
              <text:p text:style-name="P25"><text:span text:style-name="T32">2133305</text:span><text:span text:style-name="T30"/></text:p>
            </table:table-cell>
          </table:table-row>
          <table:table-row table:style-name="Table1.1">
            <table:table-cell table:style-name="Table1.A1" office:value-type="string">
              <text:p text:style-name="P24"><text:span text:style-name="T31">3</text:span><text:span text:style-name="T30"/></text:p>
            </table:table-cell>
            <table:table-cell table:style-name="Table1.A1" office:value-type="string">
              <text:p text:style-name="P24"><text:span text:style-name="T32">SCHOOL</text:span><text:span text:style-name="T40"> </text:span><text:span text:style-name="T32">CODE</text:span><text:span text:style-name="T40"> </text:span><text:span text:style-name="T32">(IF</text:span><text:span text:style-name="T40"> </text:span><text:span text:style-name="T32">APPLICABLE)</text:span><text:span text:style-name="T30"/></text:p>
            </table:table-cell>
            <table:table-cell table:style-name="Table1.A1" office:value-type="string">
              <text:p text:style-name="P25"><text:span text:style-name="T32">71522</text:span><text:span text:style-name="T30"/></text:p>
            </table:table-cell>
          </table:table-row>
          <table:table-row table:style-name="Table1.1">
            <table:table-cell table:style-name="Table1.A1" office:value-type="string">
              <text:p text:style-name="P24"><text:span text:style-name="T31">4</text:span><text:span text:style-name="T30"/></text:p>
            </table:table-cell>
            <table:table-cell table:style-name="Table1.A1" office:value-type="string">
              <text:p text:style-name="P24"><text:span text:style-name="T32">COMPLETE</text:span><text:span text:style-name="T41"> </text:span><text:span text:style-name="T32">ADDRESS</text:span><text:span text:style-name="T41"> </text:span><text:span text:style-name="T32">WITH</text:span><text:span text:style-name="T41"> </text:span><text:span text:style-name="T32">PIN</text:span><text:span text:style-name="T41"> </text:span><text:span text:style-name="T32">CODE</text:span><text:span text:style-name="T30"/></text:p>
            </table:table-cell>
            <table:table-cell table:style-name="Table1.A1" office:value-type="string">
              <text:p text:style-name="P35"><text:span text:style-name="T30">SHRI MAA SHARDA INTERNATIONAL PUBLI</text:span><text:span text:style-name="T35">C </text:span><text:span text:style-name="T30">SCHOOL </text:span><text:span text:style-name="T30"/></text:p>
              <text:p text:style-name="P35"><text:span text:style-name="T30">NEAR AIT BILAYAN TOLL PLAAZA, NH 27 JHANSI KANPUR HIGHWAY AIT</text:span><text:span text:style-name="T30"/></text:p>
              <text:p text:style-name="P25"><text:span text:style-name="T30">UTTAR PRADESH, JALAUN, 285201</text:span><text:span text:style-name="T30"/></text:p>
            </table:table-cell>
          </table:table-row>
          <table:table-row table:style-name="Table1.1">
            <table:table-cell table:style-name="Table1.A1" office:value-type="string">
              <text:p text:style-name="P24"><text:span text:style-name="T31">5</text:span><text:span text:style-name="T30"/></text:p>
            </table:table-cell>
            <table:table-cell table:style-name="Table1.A1" office:value-type="string">
              <text:p text:style-name="P24"><text:span text:style-name="T32">PRINCIPAL</text:span><text:span text:style-name="T39"> </text:span><text:span text:style-name="T32">NAME</text:span><text:span text:style-name="T30"/></text:p>
            </table:table-cell>
            <table:table-cell table:style-name="Table1.A1" office:value-type="string">
              <text:p text:style-name="P25"/>
            </table:table-cell>
          </table:table-row>
          <table:table-row table:style-name="Table1.1">
            <table:table-cell table:style-name="Table1.A1" office:value-type="string">
              <text:p text:style-name="P24"><text:span text:style-name="T31">6</text:span><text:span text:style-name="T30"/></text:p>
            </table:table-cell>
            <table:table-cell table:style-name="Table1.A1" office:value-type="string">
              <text:p text:style-name="P24"><text:span text:style-name="T40">PRINCIPAL</text:span><text:span text:style-name="T39"> </text:span><text:span text:style-name="T40">QUALIFICATION</text:span><text:span text:style-name="T30"/></text:p>
            </table:table-cell>
            <table:table-cell table:style-name="Table1.A1" office:value-type="string">
              <text:p text:style-name="P25"/>
            </table:table-cell>
          </table:table-row>
          <table:table-row table:style-name="Table1.1">
            <table:table-cell table:style-name="Table1.A1" office:value-type="string">
              <text:p text:style-name="P24"><text:span text:style-name="T31">7</text:span><text:span text:style-name="T30"/></text:p>
            </table:table-cell>
            <table:table-cell table:style-name="Table1.A1" office:value-type="string">
              <text:p text:style-name="P24"><text:span text:style-name="T32">SCHOOL</text:span><text:span text:style-name="T41"> </text:span><text:span text:style-name="T32">EMAIL</text:span><text:span text:style-name="T44"> </text:span><text:span text:style-name="T32">ID</text:span><text:span text:style-name="T30"/></text:p>
            </table:table-cell>
            <table:table-cell table:style-name="Table1.A1" office:value-type="string">
              <text:p text:style-name="P25"><text:span text:style-name="T32">smsipsb@gmail.com</text:span><text:span text:style-name="T30"/></text:p>
            </table:table-cell>
          </table:table-row>
          <table:table-row table:style-name="Table1.1">
            <table:table-cell table:style-name="Table1.A1" office:value-type="string">
              <text:p text:style-name="P24"><text:span text:style-name="T31">8</text:span><text:span text:style-name="T30"/></text:p>
            </table:table-cell>
            <table:table-cell table:style-name="Table1.A1" office:value-type="string">
              <text:p text:style-name="P24"><text:span text:style-name="T40">CONTACT</text:span><text:span text:style-name="T29"> </text:span><text:span text:style-name="T40">DETAILS</text:span><text:span text:style-name="T45"> </text:span><text:span text:style-name="T40">(LANDLINE/MOBILE)</text:span><text:span text:style-name="T30"/></text:p>
            </table:table-cell>
            <table:table-cell table:style-name="Table1.A1" office:value-type="string">
              <text:p text:style-name="P53">+91-8962560564 / +91-8765550925</text:p>
            </table:table-cell>
          </table:table-row>
        </table:table>
        <text:p text:style-name="P15"><draw:rect text:anchor-type="char" draw:z-index="4" draw:name="Shape3" draw:style-name="gr2" draw:text-style-name="P55" svg:width="9.328cm" svg:height="0.56cm" svg:x="10.818cm" svg:y="1.547cm"><text:p/></draw:rect><draw:rect text:anchor-type="char" draw:z-index="5" draw:name="Shape4" draw:style-name="gr2" draw:text-style-name="P55" svg:width="9.328cm" svg:height="0.56cm" svg:x="10.818cm" svg:y="2.575cm"><text:p/></draw:rect><draw:rect text:anchor-type="char" draw:z-index="6" draw:name="Shape5" draw:style-name="gr2" draw:text-style-name="P55" svg:width="9.328cm" svg:height="0.56cm" svg:x="10.818cm" svg:y="3.605cm"><text:p/></draw:rect><draw:rect text:anchor-type="char" draw:z-index="7" draw:name="Shape6" draw:style-name="gr2" draw:text-style-name="P55" svg:width="9.328cm" svg:height="0.56cm" svg:x="10.818cm" svg:y="4.636cm"><text:p/></draw:rect><draw:rect text:anchor-type="char" draw:z-index="8" draw:name="Shape7" draw:style-name="gr2" draw:text-style-name="P55" svg:width="9.328cm" svg:height="0.56cm" svg:x="10.818cm" svg:y="5.664cm"><text:p/></draw:rect><text:span text:style-name="T8">B</text:span><text:span text:style-name="T13">: </text:span><text:span text:style-name="T8">DOCUMENTS</text:span><text:span text:style-name="T12"> </text:span><text:span text:style-name="T8">AND</text:span><text:span text:style-name="T13"> </text:span><text:span text:style-name="T8">INFORMATION:</text:span><text:span text:style-name="T8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4"><text:span text:style-name="T27">S</text:span><text:span text:style-name="T28"> </text:span><text:span text:style-name="T27">No.</text:span><text:span text:style-name="T26"/></text:p>
            </table:table-cell>
            <table:table-cell table:style-name="Table2.A1" office:value-type="string">
              <text:p text:style-name="P24"><text:span text:style-name="T27">DOCUMENTS/INFORMATION</text:span><text:span text:style-name="T26"/></text:p>
            </table:table-cell>
            <table:table-cell table:style-name="Table2.A1" office:value-type="string">
              <text:p text:style-name="P27"><text:span text:style-name="T27">LINKS</text:span><text:span text:style-name="T46"> </text:span><text:span text:style-name="T27">OF</text:span><text:span text:style-name="T48"> </text:span><text:span text:style-name="T27">UPLOADED</text:span><text:span text:style-name="T48"> </text:span><text:span text:style-name="T27">DOCUMENTS</text:span><text:span text:style-name="T48"> </text:span><text:span text:style-name="T27">ON</text:span><text:span text:style-name="T48"> </text:span><text:span text:style-name="T27">YOUR</text:span><text:span text:style-name="T48"> </text:span><text:span text:style-name="T27">SCHOOL'S</text:span><text:span text:style-name="T48"> </text:span><text:span text:style-name="T27">WEBSITE</text:span><text:span text:style-name="T26"/></text:p>
            </table:table-cell>
          </table:table-row>
          <table:table-row table:style-name="Table2.2">
            <table:table-cell table:style-name="Table2.A1" office:value-type="string">
              <text:p text:style-name="P24"><text:span text:style-name="T31">1</text:span><text:span text:style-name="T30"/></text:p>
            </table:table-cell>
            <table:table-cell table:style-name="Table2.A1" office:value-type="string">
              <text:p text:style-name="P36"><text:span text:style-name="T32">COPIES</text:span><text:span text:style-name="T47"> </text:span><text:span text:style-name="T32">OF</text:span><text:span text:style-name="T47"> </text:span><text:span text:style-name="T32">AFFILIATION/UPGRADATION</text:span><text:span text:style-name="T47"> </text:span><text:span text:style-name="T32">LETTER</text:span><text:span text:style-name="T47"> </text:span><text:span text:style-name="T32">AND</text:span><text:span text:style-name="T47"> </text:span><text:span text:style-name="T32">RECENT</text:span><text:span text:style-name="T50"> </text:span><text:span text:style-name="T32">EXTENSION</text:span><text:span text:style-name="T44"> </text:span><text:span text:style-name="T32">OF</text:span><text:span text:style-name="T40"> </text:span><text:span text:style-name="T32">AFFILIATION,</text:span><text:span text:style-name="T40"> </text:span><text:span text:style-name="T32">IF</text:span><text:span text:style-name="T40"> </text:span><text:span text:style-name="T32">ANY</text:span><text:span text:style-name="T30"/></text:p>
            </table:table-cell>
            <table:table-cell table:style-name="Table2.A1" office:value-type="string">
              <text:p text:style-name="P49"><text:a xlink:type="simple" xlink:href="https://www.smsips.com/static/media/AFFILATION_LETTER.a2afca120564d71b8d50.pdf" text:style-name="Internet_20_link" text:visited-style-name="Visited_20_Internet_20_Link"><text:span text:style-name="T72">VIEW</text:span></text:a></text:p>
            </table:table-cell>
          </table:table-row>
          <table:table-row table:style-name="Table2.2">
            <table:table-cell table:style-name="Table2.A1" office:value-type="string">
              <text:p text:style-name="P24"><text:span text:style-name="T31">2</text:span><text:span text:style-name="T30"/></text:p>
            </table:table-cell>
            <table:table-cell table:style-name="Table2.A1" office:value-type="string">
              <text:p text:style-name="P37"><text:span text:style-name="T40">COPIES OF SOCIETIES/TRUST/COMPANY REGISTRATION/RENEWAL</text:span><text:span text:style-name="T51"> </text:span><text:span text:style-name="T32">CERTIFICATE,</text:span><text:span text:style-name="T40"> </text:span><text:span text:style-name="T32">AS</text:span><text:span text:style-name="T40"> </text:span><text:span text:style-name="T32">APPLICABLE</text:span><text:span text:style-name="T30"/></text:p>
            </table:table-cell>
            <table:table-cell table:style-name="Table2.A1" office:value-type="string">
              <text:p text:style-name="P51"><text:a xlink:type="simple" xlink:href="https://www.smsips.com/static/media/Trust%20Deed.e25339076de7e6c98433.pdf" text:style-name="Internet_20_link" text:visited-style-name="Visited_20_Internet_20_Link"><text:span text:style-name="T71">VIEW</text:span></text:a></text:p>
            </table:table-cell>
          </table:table-row>
          <table:table-row table:style-name="Table2.2">
            <table:table-cell table:style-name="Table2.A1" office:value-type="string">
              <text:p text:style-name="P24"><text:span text:style-name="T31">3</text:span><text:span text:style-name="T30"/></text:p>
            </table:table-cell>
            <table:table-cell table:style-name="Table2.A1" office:value-type="string">
              <text:p text:style-name="P38"><text:span text:style-name="T32">COPY</text:span><text:span text:style-name="T39"> </text:span><text:span text:style-name="T32">OF</text:span><text:span text:style-name="T39"> </text:span><text:span text:style-name="T32">NO</text:span><text:span text:style-name="T39"> </text:span><text:span text:style-name="T32">OBJECTION</text:span><text:span text:style-name="T39"> </text:span><text:span text:style-name="T32">CERTIFICATE</text:span><text:span text:style-name="T38"> </text:span><text:span text:style-name="T32">(NOC)</text:span><text:span text:style-name="T39"> </text:span><text:span text:style-name="T32">ISSUED,</text:span><text:span text:style-name="T39"> </text:span><text:span text:style-name="T32">IF</text:span><text:span text:style-name="T39"> </text:span><text:span text:style-name="T32">APPLICABLE,</text:span><text:span text:style-name="T51"> </text:span><text:span text:style-name="T32">BY</text:span><text:span text:style-name="T38"> </text:span><text:span text:style-name="T32">THE</text:span><text:span text:style-name="T40"> </text:span><text:span text:style-name="T32">STATE</text:span><text:span text:style-name="T44"> </text:span><text:span text:style-name="T32">GOVT./UT</text:span><text:span text:style-name="T30"/></text:p>
            </table:table-cell>
            <table:table-cell table:style-name="Table2.A1" office:value-type="string">
              <text:p text:style-name="P51"><text:a xlink:type="simple" xlink:href="https://www.smsips.com/static/media/NOC%20state%20board.fe926ace17af7842e36c.pdf" text:style-name="Internet_20_link" text:visited-style-name="Visited_20_Internet_20_Link"><text:span text:style-name="T71">VIEW</text:span></text:a></text:p>
            </table:table-cell>
          </table:table-row>
          <table:table-row table:style-name="Table2.2">
            <table:table-cell table:style-name="Table2.A1" office:value-type="string">
              <text:p text:style-name="P24"><text:span text:style-name="T31">4</text:span><text:span text:style-name="T30"/></text:p>
            </table:table-cell>
            <table:table-cell table:style-name="Table2.A1" office:value-type="string">
              <text:p text:style-name="P39"><text:span text:style-name="T40">COPIES</text:span><text:span text:style-name="T49"> </text:span><text:span text:style-name="T32">OF</text:span><text:span text:style-name="T49"> </text:span><text:span text:style-name="T32">RECOGNITION</text:span><text:span text:style-name="T49"> </text:span><text:span text:style-name="T32">CERTIFICATE</text:span><text:span text:style-name="T49"> </text:span><text:span text:style-name="T32">UNDER</text:span><text:span text:style-name="T39"> </text:span><text:span text:style-name="T32">RTE</text:span><text:span text:style-name="T49"> </text:span><text:span text:style-name="T32">ACT,</text:span><text:span text:style-name="T47"> </text:span><text:span text:style-name="T32">2009,</text:span><text:span text:style-name="T39"> </text:span><text:span text:style-name="T32">AND</text:span><text:span text:style-name="T49"> </text:span><text:span text:style-name="T32">IT’S</text:span><text:span text:style-name="T51"> </text:span><text:span text:style-name="T32">RENEWAL</text:span><text:span text:style-name="T40"> </text:span><text:span text:style-name="T32">IF</text:span><text:span text:style-name="T40"> </text:span><text:span text:style-name="T32">APPLICABLE</text:span><text:span text:style-name="T30"/></text:p>
            </table:table-cell>
            <table:table-cell table:style-name="Table2.A1" office:value-type="string">
              <text:p text:style-name="P50"/>
            </table:table-cell>
          </table:table-row>
          <table:table-row table:style-name="Table2.2">
            <table:table-cell table:style-name="Table2.A1" office:value-type="string">
              <text:p text:style-name="P24"><text:span text:style-name="T31">5</text:span><text:span text:style-name="T30"/></text:p>
            </table:table-cell>
            <table:table-cell table:style-name="Table2.A1" office:value-type="string">
              <text:p text:style-name="P40"><text:span text:style-name="T40">COPY</text:span><text:span text:style-name="T29"> </text:span><text:span text:style-name="T40">OF</text:span><text:span text:style-name="T29"> </text:span><text:span text:style-name="T40">VALID</text:span><text:span text:style-name="T29"> </text:span><text:span text:style-name="T40">BUILDING</text:span><text:span text:style-name="T29"> </text:span><text:span text:style-name="T32">SAFETY</text:span><text:span text:style-name="T29"> </text:span><text:span text:style-name="T32">CERTIFICATE</text:span><text:span text:style-name="T29"> </text:span><text:span text:style-name="T32">AS</text:span><text:span text:style-name="T29"> </text:span><text:span text:style-name="T32">PER</text:span><text:span text:style-name="T47"> </text:span><text:span text:style-name="T32">THE</text:span><text:span text:style-name="T41"> </text:span><text:span text:style-name="T32">NATIONAL</text:span><text:span text:style-name="T50"> </text:span><text:span text:style-name="T32">BUILDING</text:span><text:span text:style-name="T40"> </text:span><text:span text:style-name="T32">CODE</text:span><text:span text:style-name="T30"/></text:p>
            </table:table-cell>
            <table:table-cell table:style-name="Table2.A1" office:value-type="string">
              <text:p text:style-name="P51"><text:a xlink:type="simple" xlink:href="https://www.smsips.com/static/media/Building%20safety%20certificate.21ca09ebac36e7b234b1.pdf" text:style-name="Internet_20_link" text:visited-style-name="Visited_20_Internet_20_Link"><text:span text:style-name="T71">VIEW</text:span></text:a></text:p>
            </table:table-cell>
          </table:table-row>
          <table:table-row table:style-name="Table2.2">
            <table:table-cell table:style-name="Table2.A1" office:value-type="string">
              <text:p text:style-name="P24"><text:span text:style-name="T31">6</text:span><text:span text:style-name="T30"/></text:p>
            </table:table-cell>
            <table:table-cell table:style-name="Table2.A1" office:value-type="string">
              <text:p text:style-name="P41"><text:span text:style-name="T40">COPY</text:span><text:span text:style-name="T38"> </text:span><text:span text:style-name="T40">OF</text:span><text:span text:style-name="T29"> </text:span><text:span text:style-name="T40">VALID</text:span><text:span text:style-name="T29"> </text:span><text:span text:style-name="T32">FIRE</text:span><text:span text:style-name="T29"> </text:span><text:span text:style-name="T32">SAFETY</text:span><text:span text:style-name="T29"> </text:span><text:span text:style-name="T32">CERTIFICATE</text:span><text:span text:style-name="T29"> </text:span><text:span text:style-name="T32">ISSUED</text:span><text:span text:style-name="T38"> </text:span><text:span text:style-name="T32">BY</text:span><text:span text:style-name="T49"> </text:span><text:span text:style-name="T32">THE</text:span><text:span text:style-name="T37"> </text:span><text:span text:style-name="T32">COMPETENT</text:span><text:span text:style-name="T50"> </text:span><text:span text:style-name="T32">AUTHORITY</text:span><text:span text:style-name="T30"/></text:p>
            </table:table-cell>
            <table:table-cell table:style-name="Table2.A1" office:value-type="string">
              <text:p text:style-name="P51"><text:a xlink:type="simple" xlink:href="https://www.smsips.com/static/media/Fire%20Safety%20001.0907c0c46756ae31d70d.pdf" text:style-name="Internet_20_link" text:visited-style-name="Visited_20_Internet_20_Link"><draw:rect text:anchor-type="char" draw:z-index="9" draw:name="Shape8" draw:style-name="gr3" draw:text-style-name="P55" svg:width="9.328cm" svg:height="0.56cm" svg:x="0.152cm" svg:y="0.206cm"><text:p/></draw:rect><text:span text:style-name="T71">VIEW</text:span></text:a></text:p>
            </table:table-cell>
          </table:table-row>
          <table:table-row table:style-name="Table2.8">
            <table:table-cell table:style-name="Table2.A1" office:value-type="string">
              <text:p text:style-name="P24"><text:span text:style-name="T31">7</text:span><text:span text:style-name="T30"/></text:p>
            </table:table-cell>
            <table:table-cell table:style-name="Table2.A1" office:value-type="string">
              <text:p text:style-name="P43"><text:span text:style-name="T40">COPY</text:span><text:span text:style-name="T37"> </text:span><text:span text:style-name="T40">OF</text:span><text:span text:style-name="T39"> </text:span><text:span text:style-name="T40">THE</text:span><text:span text:style-name="T37"> </text:span><text:span text:style-name="T40">DEO</text:span><text:span text:style-name="T41"> </text:span><text:span text:style-name="T40">CERTIFICATE</text:span><text:span text:style-name="T41"> </text:span><text:span text:style-name="T32">SUBMITTED</text:span><text:span text:style-name="T41"> </text:span><text:span text:style-name="T32">BY</text:span><text:span text:style-name="T39"> </text:span><text:span text:style-name="T32">THE</text:span><text:span text:style-name="T41"> </text:span><text:span text:style-name="T32">SCHOOL</text:span><text:span text:style-name="T41"> </text:span><text:span text:style-name="T32">FOR</text:span><text:span text:style-name="T51"> </text:span><text:span text:style-name="T40">AFFILIATION/UPGRADATION/EXTENSION</text:span><text:span text:style-name="T38"> </text:span><text:span text:style-name="T32">OF</text:span><text:span text:style-name="T38"> </text:span><text:span text:style-name="T32">AFFILIATIONOR</text:span><text:span text:style-name="T29"> </text:span><text:span text:style-name="T32">SELF</text:span><text:span text:style-name="T53"> </text:span><text:span text:style-name="T32">CERTIFICATION</text:span><text:span text:style-name="T44"> </text:span><text:span text:style-name="T32">BY</text:span><text:span text:style-name="T40"> </text:span><text:span text:style-name="T32">SCHOOL</text:span><text:span text:style-name="T30"/></text:p>
            </table:table-cell>
            <table:table-cell table:style-name="Table2.A1" office:value-type="string">
              <text:p text:style-name="P28"/>
            </table:table-cell>
          </table:table-row>
          <table:table-row table:style-name="Table2.9">
            <table:table-cell table:style-name="Table2.A1" office:value-type="string">
              <text:p text:style-name="P24"><text:span text:style-name="T31">8</text:span><text:span text:style-name="T30"/></text:p>
            </table:table-cell>
            <table:table-cell table:style-name="Table2.A1" office:value-type="string">
              <text:p text:style-name="P24"><text:span text:style-name="T40">COPIES</text:span><text:span text:style-name="T49"> </text:span><text:span text:style-name="T40">OF</text:span><text:span text:style-name="T49"> </text:span><text:span text:style-name="T40">VALID</text:span><text:span text:style-name="T49"> </text:span><text:span text:style-name="T32">WATER,</text:span><text:span text:style-name="T39"> </text:span><text:span text:style-name="T32">HEALTH</text:span><text:span text:style-name="T49"> </text:span><text:span text:style-name="T32">AND</text:span><text:span text:style-name="T49"> </text:span><text:span text:style-name="T32">SANITATION</text:span><text:span text:style-name="T49"> </text:span><text:span text:style-name="T32">CERTIFICATES</text:span><text:span text:style-name="T30"/></text:p>
            </table:table-cell>
            <table:table-cell table:style-name="Table2.A1" office:value-type="string">
              <text:p text:style-name="P51"><text:a xlink:type="simple" xlink:href="https://www.smsips.com/static/media/hearth%20and%20Sanitation%20%20certificate.b3bc4b0564edd81ab198.pdf" text:style-name="Internet_20_link" text:visited-style-name="Visited_20_Internet_20_Link"><text:span text:style-name="T71">VIEW</text:span></text:a></text:p>
            </table:table-cell>
          </table:table-row>
        </table:table>
        <text:p text:style-name="P7"/>
        <text:p text:style-name="P8"/>
        <text:p text:style-name="P13"><draw:rect text:anchor-type="char" draw:z-index="10" draw:name="Shape9" draw:style-name="gr2" draw:text-style-name="P55" svg:width="9.328cm" svg:height="0.56cm" svg:x="10.818cm" svg:y="-3.025cm"><text:p/></draw:rect><draw:rect text:anchor-type="char" draw:z-index="11" draw:name="Shape10" draw:style-name="gr2" draw:text-style-name="P55" svg:width="9.328cm" svg:height="0.56cm" svg:x="10.818cm" svg:y="-1.635cm"><text:p/></draw:rect><text:span text:style-name="T57">NOTE:</text:span><text:span text:style-name="T58"> </text:span><text:span text:style-name="T5">THE</text:span><text:span text:style-name="T59"> </text:span><text:span text:style-name="T5">SCHOOLS</text:span><text:span text:style-name="T7"> </text:span><text:span text:style-name="T5">NEEDS</text:span><text:span text:style-name="T25"> </text:span><text:span text:style-name="T5">TO</text:span><text:span text:style-name="T59"> </text:span><text:span text:style-name="T5">UPLOAD</text:span><text:span text:style-name="T25"> </text:span><text:span text:style-name="T5">THE</text:span><text:span text:style-name="T59"> </text:span><text:span text:style-name="T5">SELF</text:span><text:span text:style-name="T7"> </text:span><text:span text:style-name="T5">ATTESTED</text:span><text:span text:style-name="T59"> </text:span><text:span text:style-name="T5">COPIES</text:span><text:span text:style-name="T7"> </text:span><text:span text:style-name="T5">OF</text:span><text:span text:style-name="T59"> </text:span><text:span text:style-name="T5">ABOVE</text:span><text:span text:style-name="T7"> </text:span><text:span text:style-name="T5">LISTED</text:span><text:span text:style-name="T60"> </text:span><text:span text:style-name="T5">DOCUMENTS</text:span><text:span text:style-name="T7"> </text:span><text:span text:style-name="T5">BY</text:span><text:span text:style-name="T59"> </text:span><text:span text:style-name="T5">CHAIRMAN/MANAGER/SECRETARY</text:span><text:span text:style-name="T7"> </text:span><text:span text:style-name="T5">AND</text:span><text:span text:style-name="T59"> </text:span><text:span text:style-name="T5">PRINCIPAL.</text:span><text:span text:style-name="T7"> </text:span><text:span text:style-name="T5">IN</text:span><text:span text:style-name="T61"> </text:span><text:span text:style-name="T5">CASE,</text:span><text:span text:style-name="T62"> </text:span><text:span text:style-name="T5">IT</text:span><text:span text:style-name="T7"> </text:span><text:span text:style-name="T5">IS</text:span><text:span text:style-name="T62"> </text:span><text:span text:style-name="T5">NOTICED</text:span><text:span text:style-name="T63"> </text:span><text:span text:style-name="T5">AT</text:span><text:span text:style-name="T64"> </text:span><text:span text:style-name="T5">LATER</text:span><text:span text:style-name="T63"> </text:span><text:span text:style-name="T5">STAGE</text:span><text:span text:style-name="T65"> </text:span><text:span text:style-name="T5">THAT</text:span><text:span text:style-name="T65"> </text:span><text:span text:style-name="T5">UPLOADED</text:span><text:span text:style-name="T63"> </text:span><text:span text:style-name="T5">DOCUMENTS</text:span><text:span text:style-name="T63"> </text:span><text:span text:style-name="T5">ARE</text:span><text:span text:style-name="T63"> </text:span><text:span text:style-name="T5">NOT</text:span><text:span text:style-name="T65"> </text:span><text:span text:style-name="T5">GENUINE</text:span><text:span text:style-name="T65"> </text:span><text:span text:style-name="T5">THEN</text:span><text:span text:style-name="T63"> </text:span><text:span text:style-name="T5">SCHOOL</text:span><text:span text:style-name="T63"> </text:span><text:span text:style-name="T5">SHALL</text:span><text:span text:style-name="T63"> </text:span><text:span text:style-name="T5">BE</text:span><text:span text:style-name="T66"> </text:span><text:span text:style-name="T5">LIABLE</text:span><text:span text:style-name="T63"> </text:span><text:span text:style-name="T5">FOR</text:span><text:span text:style-name="T63"> </text:span><text:span text:style-name="T5">ACTION</text:span><text:span text:style-name="T62"> </text:span><text:span text:style-name="T5">AS</text:span><text:span text:style-name="T63"> </text:span><text:span text:style-name="T5">PER</text:span><text:span text:style-name="T63"> </text:span><text:span text:style-name="T5">NORMS.</text:span></text:p>
        <text:p text:style-name="P21"><draw:rect text:anchor-type="char" draw:z-index="12" draw:name="Shape11" draw:style-name="gr2" draw:text-style-name="P55" svg:width="8.848cm" svg:height="0.56cm" svg:x="11.298cm" svg:y="1.203cm"><text:p/></draw:rect><draw:rect text:anchor-type="char" draw:z-index="13" draw:name="Shape12" draw:style-name="gr2" draw:text-style-name="P55" svg:width="8.848cm" svg:height="0.56cm" svg:x="11.298cm" svg:y="2.088cm"><text:p/></draw:rect><draw:rect text:anchor-type="char" draw:z-index="14" draw:name="Shape13" draw:style-name="gr2" draw:text-style-name="P55" svg:width="8.848cm" svg:height="0.56cm" svg:x="11.298cm" svg:y="2.972cm"><text:p/></draw:rect><text:span text:style-name="T8">C</text:span><text:span text:style-name="T14">: </text:span><text:span text:style-name="T8">RESULT</text:span><text:span text:style-name="T15"> </text:span><text:span text:style-name="T8">AND</text:span><text:span text:style-name="T16"> </text:span><text:span text:style-name="T8">ACADEMICS</text:span><text:span text:style-name="T17">:</text:span><text:span text:style-name="T8"/></text:p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P24"><text:span text:style-name="T27">S</text:span><text:span text:style-name="T28"> </text:span><text:span text:style-name="T27">No.</text:span><text:span text:style-name="T26"/></text:p>
            </table:table-cell>
            <table:table-cell table:style-name="Table3.A1" office:value-type="string">
              <text:p text:style-name="P24"><text:span text:style-name="T27">DOCUMENTS/INFORMATION</text:span><text:span text:style-name="T26"/></text:p>
            </table:table-cell>
            <table:table-cell table:style-name="Table3.A1" office:value-type="string">
              <text:p text:style-name="P25"><text:span text:style-name="T27">LINKS</text:span><text:span text:style-name="T46"> </text:span><text:span text:style-name="T27">OF</text:span><text:span text:style-name="T48"> </text:span><text:span text:style-name="T27">UPLOADED</text:span><text:span text:style-name="T48"> </text:span><text:span text:style-name="T27">DOCUMENTS</text:span><text:span text:style-name="T48"> </text:span><text:span text:style-name="T27">ON</text:span><text:span text:style-name="T48"> </text:span><text:span text:style-name="T27">YOUR</text:span><text:span text:style-name="T48"> </text:span><text:span text:style-name="T27">SCHOOL'S</text:span><text:span text:style-name="T48"> </text:span><text:span text:style-name="T27">WEBSITE</text:span><text:span text:style-name="T26"/></text:p>
            </table:table-cell>
          </table:table-row>
          <table:table-row table:style-name="Table3.2">
            <table:table-cell table:style-name="Table3.A1" office:value-type="string">
              <text:p text:style-name="P24"><text:span text:style-name="T31">1</text:span><text:span text:style-name="T30"/></text:p>
            </table:table-cell>
            <table:table-cell table:style-name="Table3.A1" office:value-type="string">
              <text:p text:style-name="P24"><text:span text:style-name="T32">FEE</text:span><text:span text:style-name="T37"> </text:span><text:span text:style-name="T32">STRUCTURE</text:span><text:span text:style-name="T41"> </text:span><text:span text:style-name="T32">OF</text:span><text:span text:style-name="T49"> </text:span><text:span text:style-name="T32">THE</text:span><text:span text:style-name="T37"> </text:span><text:span text:style-name="T32">SCHOOL</text:span><text:span text:style-name="T30"/></text:p>
            </table:table-cell>
            <table:table-cell table:style-name="Table3.A1" office:value-type="string">
              <text:p text:style-name="P52"><text:a xlink:type="simple" xlink:href="http://localhost:3000/static/media/Fee%20Structure.ba21e0f7e6f7905aed83.pdf" text:style-name="Internet_20_link" text:visited-style-name="Visited_20_Internet_20_Link"><text:span text:style-name="T71">VIEW</text:span></text:a></text:p>
            </table:table-cell>
          </table:table-row>
          <table:table-row table:style-name="Table3.2">
            <table:table-cell table:style-name="Table3.A1" office:value-type="string">
              <text:p text:style-name="P24"><text:span text:style-name="T31">2</text:span><text:span text:style-name="T30"/></text:p>
            </table:table-cell>
            <table:table-cell table:style-name="Table3.A1" office:value-type="string">
              <text:p text:style-name="P24"><text:span text:style-name="T32">ANNUAL ACADEMIC CALENDAR</text:span><text:span text:style-name="T30"/></text:p>
            </table:table-cell>
            <table:table-cell table:style-name="Table3.A1" office:value-type="string">
              <text:p text:style-name="P29"/>
            </table:table-cell>
          </table:table-row>
          <table:table-row table:style-name="Table3.2">
            <table:table-cell table:style-name="Table3.A1" office:value-type="string">
              <text:p text:style-name="P24"><text:span text:style-name="T31">3</text:span><text:span text:style-name="T30"/></text:p>
            </table:table-cell>
            <table:table-cell table:style-name="Table3.A1" office:value-type="string">
              <text:p text:style-name="P24"><text:span text:style-name="T32">LIST</text:span><text:span text:style-name="T29"> </text:span><text:span text:style-name="T32">OF</text:span><text:span text:style-name="T40"> </text:span><text:span text:style-name="T32">SCHOOL</text:span><text:span text:style-name="T40"> </text:span><text:span text:style-name="T32">MANAGEMENT</text:span><text:span text:style-name="T37"> </text:span><text:span text:style-name="T32">COMMITTEE</text:span><text:span text:style-name="T40"> </text:span><text:span text:style-name="T32">(SMC)</text:span><text:span text:style-name="T30"/></text:p>
            </table:table-cell>
            <table:table-cell table:style-name="Table3.A1" office:value-type="string">
              <text:p text:style-name="P29"/>
            </table:table-cell>
          </table:table-row>
          <table:table-row table:style-name="Table3.2">
            <table:table-cell table:style-name="Table3.A1" office:value-type="string">
              <text:p text:style-name="P24"><text:span text:style-name="T31">4</text:span><text:span text:style-name="T30"/></text:p>
            </table:table-cell>
            <table:table-cell table:style-name="Table3.A1" office:value-type="string">
              <text:p text:style-name="P24"><text:span text:style-name="T40">LIST</text:span><text:span text:style-name="T47"> </text:span><text:span text:style-name="T40">OF</text:span><text:span text:style-name="T37"> </text:span><text:span text:style-name="T40">PARENTS</text:span><text:span text:style-name="T49"> </text:span><text:span text:style-name="T40">TEACHERS</text:span><text:span text:style-name="T29"> </text:span><text:span text:style-name="T32">ASSOCIATION</text:span><text:span text:style-name="T37"> </text:span><text:span text:style-name="T32">(PTA)</text:span><text:span text:style-name="T29"> </text:span><text:span text:style-name="T32">MEMBERS</text:span><text:span text:style-name="T30"/></text:p>
            </table:table-cell>
            <table:table-cell table:style-name="Table3.A1" office:value-type="string">
              <text:p text:style-name="P29"/>
            </table:table-cell>
          </table:table-row>
          <table:table-row table:style-name="Table3.6">
            <table:table-cell table:style-name="Table3.A1" office:value-type="string">
              <text:p text:style-name="P24"><text:span text:style-name="T31">5</text:span><text:span text:style-name="T30"/></text:p>
            </table:table-cell>
            <table:table-cell table:style-name="Table3.A1" office:value-type="string">
              <text:p text:style-name="P42"><text:span text:style-name="T30">LAST</text:span><text:span text:style-name="T54"> </text:span><text:span text:style-name="T30">THREE-YEAR</text:span><text:span text:style-name="T43"> </text:span><text:span text:style-name="T30">RESULT</text:span><text:span text:style-name="T55"> </text:span><text:span text:style-name="T30">OF</text:span><text:span text:style-name="T55"> </text:span><text:span text:style-name="T30">THE</text:span><text:span text:style-name="T43"> </text:span><text:span text:style-name="T30">BOARD</text:span><text:span text:style-name="T42"> </text:span><text:span text:style-name="T30">EXAMINATION</text:span><text:span text:style-name="T43"> </text:span><text:span text:style-name="T30">AS</text:span><text:span text:style-name="T43"> </text:span><text:span text:style-name="T30">PER</text:span><text:span text:style-name="T56"> </text:span><text:span text:style-name="T32">APPLICABILITY</text:span><text:span text:style-name="T30"/></text:p>
            </table:table-cell>
            <table:table-cell table:style-name="Table3.A1" office:value-type="string">
              <text:p text:style-name="P29"><text:a xlink:type="simple" xlink:href="http://www.bluebellspublicschooljhansi.in/class%20x.html" text:style-name="Standard" text:visited-style-name="Standard"/></text:p>
              <text:p text:style-name="P30"/>
            </table:table-cell>
          </table:table-row>
        </table:table>
        <text:p text:style-name="P16"><draw:rect text:anchor-type="char" draw:z-index="15" draw:name="Shape14" draw:style-name="gr2" draw:text-style-name="P55" svg:width="8.848cm" svg:height="0.56cm" svg:x="11.298cm" svg:y="-1.76cm"><text:p/></draw:rect><draw:rect text:anchor-type="char" draw:z-index="16" draw:name="Shape15" draw:style-name="gr2" draw:text-style-name="P55" svg:width="8.848cm" svg:height="0.56cm" svg:x="11.298cm" svg:y="-0.877cm"><text:p/></draw:rect><text:span text:style-name="T9">D</text:span><text:span text:style-name="T18">:</text:span><text:span text:style-name="T19"> </text:span><text:span text:style-name="T9">STAFF</text:span><text:span text:style-name="T19"> </text:span><text:span text:style-name="T9">(TEACHING)</text:span><text:span text:style-name="T19">:</text:span><text:span text:style-name="T8"/></text:p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P24"><text:span text:style-name="T27">S</text:span><text:span text:style-name="T28"> </text:span><text:span text:style-name="T27">No.</text:span><text:span text:style-name="T26"/></text:p>
            </table:table-cell>
            <table:table-cell table:style-name="Table4.A1" office:value-type="string">
              <text:p text:style-name="P24"><text:span text:style-name="T27">INFORMATION</text:span><text:span text:style-name="T26"/></text:p>
            </table:table-cell>
            <table:table-cell table:style-name="Table4.A1" office:value-type="string">
              <text:p text:style-name="P25"><text:span text:style-name="T27">DETAILS</text:span><text:span text:style-name="T26"/></text:p>
            </table:table-cell>
          </table:table-row>
          <table:table-row table:style-name="Table4.1">
            <table:table-cell table:style-name="Table4.A1" office:value-type="string">
              <text:p text:style-name="P24"><text:span text:style-name="T31">1</text:span><text:span text:style-name="T30"/></text:p>
            </table:table-cell>
            <table:table-cell table:style-name="Table4.A1" office:value-type="string">
              <text:p text:style-name="P24"><text:span text:style-name="T32">PRINCIPAL</text:span><text:span text:style-name="T30"/></text:p>
            </table:table-cell>
            <table:table-cell table:style-name="Table4.A1" office:value-type="string">
              <text:p text:style-name="P25"/>
            </table:table-cell>
          </table:table-row>
        </table:table>
        <text:p text:style-name="P4"/>
      </text:section>
      <text:p text:style-name="P17"><draw:custom-shape text:anchor-type="char" draw:z-index="17" draw:name="Shape16" draw:style-name="gr1" draw:text-style-name="P54" svg:width="18.058cm" svg:height="2.601cm" svg:x="2.067cm" svg:y="0.679cm"><loext:table table:name="Table5" table:style-name="Table5"><loext:table-column table:style-name="Table5.A" table:number-columns-repeated="2"/><loext:table-row table:style-name="Table5.1"><loext:table-cell table:style-name="Table5.A1" office:value-type="string"><text:p text:style-name="P31"><text:span text:style-name="T40">TOTAL</text:span><text:span text:style-name="T38"> </text:span><text:span text:style-name="T40">NO.</text:span><text:span text:style-name="T29"> </text:span><text:span text:style-name="T32">OF</text:span><text:span text:style-name="T49"> </text:span><text:span text:style-name="T32">TEACHERS</text:span><text:span text:style-name="T30"/></text:p></loext:table-cell><loext:table-cell table:style-name="Table5.A1" office:value-type="string"><text:p text:style-name="P44"><text:span text:style-name="T32">25</text:span><text:span text:style-name="T30"/></text:p></loext:table-cell></loext:table-row><loext:table-row table:style-name="Table5.1"><loext:table-cell table:style-name="Table5.A1" office:value-type="string"><text:p text:style-name="P31"><text:span text:style-name="T32">PGT</text:span><text:span text:style-name="T30"/></text:p></loext:table-cell><loext:table-cell table:style-name="Table5.A1" office:value-type="string"><text:p text:style-name="P44"><text:span text:style-name="T32">7</text:span><text:span text:style-name="T30"/></text:p></loext:table-cell></loext:table-row><loext:table-row table:style-name="Table5.1"><loext:table-cell table:style-name="Table5.A1" office:value-type="string"><text:p text:style-name="P31"><text:span text:style-name="T32">TGT</text:span><text:span text:style-name="T30"/></text:p></loext:table-cell><loext:table-cell table:style-name="Table5.A1" office:value-type="string"><text:p text:style-name="P44"><text:span text:style-name="T32">12</text:span><text:span text:style-name="T30"/></text:p></loext:table-cell></loext:table-row><loext:table-row table:style-name="Table5.1"><loext:table-cell table:style-name="Table5.A1" office:value-type="string"><text:p text:style-name="P31"><text:span text:style-name="T32">PRT</text:span><text:span text:style-name="T30"/></text:p></loext:table-cell><loext:table-cell table:style-name="Table5.A1" office:value-type="string"><text:p text:style-name="P44"><text:span text:style-name="T32">6</text:span><text:span text:style-name="T30"/></text:p></loext:table-cell></loext:table-row></loext:table><text:p text:style-name="Text_20_body"/><draw:enhanced-geometry draw:type="0"/></draw:custom-shape><text:span text:style-name="T2">5/5/2021<text:tab/>-</text:span><text:span text:style-name="T3"> </text:span><text:span text:style-name="T2">SARAS</text:span><text:span text:style-name="T1"/></text:p>
      <text:p text:style-name="P11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32"><text:span text:style-name="T31">2</text:span><text:span text:style-name="T30"/></text:p>
          </table:table-cell>
          <table:table-cell table:style-name="Table6.A1" table:number-columns-spanned="2" office:value-type="string">
            <text:p text:style-name="P6"/>
          </table:table-cell>
          <table:covered-table-cell/>
        </table:table-row>
        <table:table-row table:style-name="Table6.2">
          <table:table-cell table:style-name="Table6.A1" office:value-type="string">
            <text:p text:style-name="P32"><text:span text:style-name="T31">3</text:span><text:span text:style-name="T30"/></text:p>
          </table:table-cell>
          <table:table-cell table:style-name="Table6.A1" office:value-type="string">
            <text:p text:style-name="P32"><text:span text:style-name="T32">TEACHERS</text:span><text:span text:style-name="T38"> </text:span><text:span text:style-name="T32">SECTION</text:span><text:span text:style-name="T29"> </text:span><text:span text:style-name="T32">RATIO</text:span><text:span text:style-name="T30"/></text:p>
          </table:table-cell>
          <table:table-cell table:style-name="Table6.A1" office:value-type="string">
            <text:p text:style-name="P5"><text:span text:style-name="T32">1:</text:span><text:span text:style-name="T33">14</text:span><text:span text:style-name="T30"/></text:p>
          </table:table-cell>
        </table:table-row>
        <table:table-row table:style-name="Table6.2">
          <table:table-cell table:style-name="Table6.A1" office:value-type="string">
            <text:p text:style-name="P32"><text:span text:style-name="T31">4</text:span><text:span text:style-name="T30"/></text:p>
          </table:table-cell>
          <table:table-cell table:style-name="Table6.A1" office:value-type="string">
            <text:p text:style-name="P32"><text:span text:style-name="T32">DETAILS</text:span><text:span text:style-name="T47"> </text:span><text:span text:style-name="T32">OF</text:span><text:span text:style-name="T49"> </text:span><text:span text:style-name="T32">SPECIAL</text:span><text:span text:style-name="T49"> </text:span><text:span text:style-name="T32">EDUCATOR</text:span><text:span text:style-name="T30"/></text:p>
          </table:table-cell>
          <table:table-cell table:style-name="Table6.A1" office:value-type="string">
            <text:p text:style-name="P5"><text:span text:style-name="T31">0</text:span><text:span text:style-name="T30"/></text:p>
          </table:table-cell>
        </table:table-row>
        <table:table-row table:style-name="Table6.2">
          <table:table-cell table:style-name="Table6.A1" office:value-type="string">
            <text:p text:style-name="P32"><text:span text:style-name="T31">5</text:span><text:span text:style-name="T30"/></text:p>
          </table:table-cell>
          <table:table-cell table:style-name="Table6.A1" office:value-type="string">
            <text:p text:style-name="P32"><text:span text:style-name="T32">DETAILS</text:span><text:span text:style-name="T29"> </text:span><text:span text:style-name="T32">OF</text:span><text:span text:style-name="T29"> </text:span><text:span text:style-name="T32">COUNSELOR</text:span><text:span text:style-name="T29"> </text:span><text:span text:style-name="T32">AND</text:span><text:span text:style-name="T29"> </text:span><text:span text:style-name="T32">WELLNESS</text:span><text:span text:style-name="T47"> </text:span><text:span text:style-name="T32">TEACHER</text:span><text:span text:style-name="T30"/></text:p>
          </table:table-cell>
          <table:table-cell table:style-name="Table6.A1" office:value-type="string">
            <text:p text:style-name="P5"/>
          </table:table-cell>
        </table:table-row>
      </table:table>
      <text:p text:style-name="P12"/>
      <text:p text:style-name="P18"><text:span text:style-name="T20">RESULT</text:span><text:span text:style-name="T21"> </text:span><text:span text:style-name="T20">CLASS:</text:span><text:span text:style-name="T22"> </text:span><text:span text:style-name="T23">X</text:span><text:span text:style-name="T23"/></text:p>
      <table:table table:name="Table7" table:style-name="Table7">
        <table:table-column table:style-name="Table7.A"/>
        <table:table-column table:style-name="Table7.B" table:number-columns-repeated="4"/>
        <table:table-column table:style-name="Table7.F"/>
        <table:table-row table:style-name="Table7.1">
          <table:table-cell table:style-name="Table7.A1" office:value-type="string">
            <text:p text:style-name="P32"><text:span text:style-name="T27">S</text:span><text:span text:style-name="T26"/></text:p>
            <text:p text:style-name="P33"><text:span text:style-name="T27">No.</text:span><text:span text:style-name="T26"/></text:p>
          </table:table-cell>
          <table:table-cell table:style-name="Table7.A1" office:value-type="string">
            <text:p text:style-name="P32"><text:span text:style-name="T27">YEAR</text:span><text:span text:style-name="T26"/></text:p>
          </table:table-cell>
          <table:table-cell table:style-name="Table7.A1" office:value-type="string">
            <text:p text:style-name="P46"><text:span text:style-name="T27">NO.</text:span><text:span text:style-name="T46"> </text:span><text:span text:style-name="T27">OF</text:span><text:span text:style-name="T48"> </text:span><text:span text:style-name="T27">REGISTERED</text:span><text:span text:style-name="T52"> </text:span><text:span text:style-name="T27">STUDENTS</text:span><text:span text:style-name="T26"/></text:p>
          </table:table-cell>
          <table:table-cell table:style-name="Table7.A1" office:value-type="string">
            <text:p text:style-name="P47"><text:span text:style-name="T27">NO.</text:span><text:span text:style-name="T46"> </text:span><text:span text:style-name="T27">OF</text:span><text:span text:style-name="T48"> </text:span><text:span text:style-name="T27">STUDENTS</text:span><text:span text:style-name="T52"> </text:span><text:span text:style-name="T27">PASSED</text:span><text:span text:style-name="T26"/></text:p>
          </table:table-cell>
          <table:table-cell table:style-name="Table7.A1" office:value-type="string">
            <text:p text:style-name="P5"><text:span text:style-name="T27">PASS</text:span><text:span text:style-name="T28"> </text:span><text:span text:style-name="T27">PERCENTAGE</text:span><text:span text:style-name="T26"/></text:p>
          </table:table-cell>
          <table:table-cell table:style-name="Table7.A1" office:value-type="string">
            <text:p text:style-name="P34"><text:span text:style-name="T27">REMARKS</text:span><text:span text:style-name="T26"/></text:p>
          </table:table-cell>
        </table:table-row>
        <table:table-row table:style-name="Table7.2">
          <table:table-cell table:style-name="Table7.A1" office:value-type="string">
            <text:p text:style-name="P32"><text:span text:style-name="T31">1</text:span><text:span text:style-name="T30"/></text:p>
          </table:table-cell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6"/>
          </table:table-cell>
        </table:table-row>
      </table:table>
      <text:p text:style-name="P19"><text:span text:style-name="T20">RESULT</text:span><text:span text:style-name="T24"> </text:span><text:span text:style-name="T20">CLASS:</text:span><text:span text:style-name="T22"> </text:span><text:span text:style-name="T23">XII</text:span><text:span text:style-name="T23"/></text:p>
      <table:table table:name="Table8" table:style-name="Table8">
        <table:table-column table:style-name="Table8.A"/>
        <table:table-column table:style-name="Table8.B" table:number-columns-repeated="4"/>
        <table:table-column table:style-name="Table8.F"/>
        <table:table-row table:style-name="Table8.1">
          <table:table-cell table:style-name="Table8.A1" office:value-type="string">
            <text:p text:style-name="P32"><text:span text:style-name="T27">S</text:span><text:span text:style-name="T26"/></text:p>
            <text:p text:style-name="P33"><text:span text:style-name="T27">No.</text:span><text:span text:style-name="T26"/></text:p>
          </table:table-cell>
          <table:table-cell table:style-name="Table8.A1" office:value-type="string">
            <text:p text:style-name="P32"><text:span text:style-name="T27">YEAR</text:span><text:span text:style-name="T26"/></text:p>
          </table:table-cell>
          <table:table-cell table:style-name="Table8.A1" office:value-type="string">
            <text:p text:style-name="P46"><text:span text:style-name="T27">NO.</text:span><text:span text:style-name="T46"> </text:span><text:span text:style-name="T27">OF</text:span><text:span text:style-name="T48"> </text:span><text:span text:style-name="T27">REGISTERED</text:span><text:span text:style-name="T52"> </text:span><text:span text:style-name="T27">STUDENTS</text:span><text:span text:style-name="T26"/></text:p>
          </table:table-cell>
          <table:table-cell table:style-name="Table8.A1" office:value-type="string">
            <text:p text:style-name="P47"><text:span text:style-name="T27">NO.</text:span><text:span text:style-name="T46"> </text:span><text:span text:style-name="T27">OF</text:span><text:span text:style-name="T48"> </text:span><text:span text:style-name="T27">STUDENTS</text:span><text:span text:style-name="T52"> </text:span><text:span text:style-name="T27">PASSED</text:span><text:span text:style-name="T26"/></text:p>
          </table:table-cell>
          <table:table-cell table:style-name="Table8.A1" office:value-type="string">
            <text:p text:style-name="P5"><text:span text:style-name="T27">PASS</text:span><text:span text:style-name="T28"> </text:span><text:span text:style-name="T27">PERCENTAGE</text:span><text:span text:style-name="T26"/></text:p>
          </table:table-cell>
          <table:table-cell table:style-name="Table8.A1" office:value-type="string">
            <text:p text:style-name="P34"><text:span text:style-name="T27">REMARKS</text:span><text:span text:style-name="T26"/></text:p>
          </table:table-cell>
        </table:table-row>
        <table:table-row table:style-name="Table8.2">
          <table:table-cell table:style-name="Table8.A1" office:value-type="string">
            <text:p text:style-name="P32"><text:span text:style-name="T31">1</text:span><text:span text:style-name="T30"/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</table:table-row>
      </table:table>
      <text:h text:style-name="Heading_20_2" text:outline-level="3"><text:span text:style-name="T67">E</text:span><text:span text:style-name="T68">:</text:span><text:span text:style-name="T69"> </text:span><text:span text:style-name="T67">SCHOOL</text:span><text:span text:style-name="T70"> </text:span><text:span text:style-name="T67">INFRASTRUCTURE:</text:span></text:h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32"><text:span text:style-name="T27">S</text:span><text:span text:style-name="T28"> </text:span><text:span text:style-name="T27">No.</text:span><text:span text:style-name="T26"/></text:p>
          </table:table-cell>
          <table:table-cell table:style-name="Table9.A1" office:value-type="string">
            <text:p text:style-name="P32"><text:span text:style-name="T27">INFORMATION</text:span><text:span text:style-name="T26"/></text:p>
          </table:table-cell>
          <table:table-cell table:style-name="Table9.A1" office:value-type="string">
            <text:p text:style-name="P5"><text:span text:style-name="T27">DETAILS</text:span><text:span text:style-name="T26"/></text:p>
          </table:table-cell>
        </table:table-row>
        <table:table-row table:style-name="Table9.1">
          <table:table-cell table:style-name="Table9.A1" office:value-type="string">
            <text:p text:style-name="P32"><text:span text:style-name="T31">1</text:span><text:span text:style-name="T30"/></text:p>
          </table:table-cell>
          <table:table-cell table:style-name="Table9.A1" office:value-type="string">
            <text:p text:style-name="P32"><text:span text:style-name="T32">TOTAL</text:span><text:span text:style-name="T29"> </text:span><text:span text:style-name="T32">CAMPUS</text:span><text:span text:style-name="T37"> </text:span><text:span text:style-name="T32">AREA</text:span><text:span text:style-name="T29"> </text:span><text:span text:style-name="T32">OF</text:span><text:span text:style-name="T49"> </text:span><text:span text:style-name="T32">THE</text:span><text:span text:style-name="T37"> </text:span><text:span text:style-name="T32">SCHOOL</text:span><text:span text:style-name="T29"> </text:span><text:span text:style-name="T32">(IN</text:span><text:span text:style-name="T37"> </text:span><text:span text:style-name="T32">SQUARE</text:span><text:span text:style-name="T29"> </text:span><text:span text:style-name="T32">MTR)</text:span><text:span text:style-name="T30"/></text:p>
          </table:table-cell>
          <table:table-cell table:style-name="Table9.A1" office:value-type="string">
            <text:p text:style-name="P45"><text:span text:style-name="T32">9690</text:span><text:span text:style-name="T30"/></text:p>
          </table:table-cell>
        </table:table-row>
        <table:table-row table:style-name="Table9.1">
          <table:table-cell table:style-name="Table9.A1" office:value-type="string">
            <text:p text:style-name="P32"><text:span text:style-name="T31">2</text:span><text:span text:style-name="T30"/></text:p>
          </table:table-cell>
          <table:table-cell table:style-name="Table9.A1" office:value-type="string">
            <text:p text:style-name="P32"><text:span text:style-name="T32">NO.</text:span><text:span text:style-name="T37"> </text:span><text:span text:style-name="T32">AND</text:span><text:span text:style-name="T41"> </text:span><text:span text:style-name="T32">SIZE</text:span><text:span text:style-name="T37"> </text:span><text:span text:style-name="T32">OF</text:span><text:span text:style-name="T39"> </text:span><text:span text:style-name="T32">THE</text:span><text:span text:style-name="T41"> </text:span><text:span text:style-name="T32">CLASS</text:span><text:span text:style-name="T37"> </text:span><text:span text:style-name="T32">ROOMS</text:span><text:span text:style-name="T41"> </text:span><text:span text:style-name="T32">(IN</text:span><text:span text:style-name="T37"> </text:span><text:span text:style-name="T32">SQ</text:span><text:span text:style-name="T41"> </text:span><text:span text:style-name="T32">FTMTR)</text:span><text:span text:style-name="T30"/></text:p>
          </table:table-cell>
          <table:table-cell table:style-name="Table9.A1" office:value-type="string">
            <text:p text:style-name="P45"><text:span text:style-name="T32">24 &amp; 68.7</text:span><text:span text:style-name="T30"/></text:p>
          </table:table-cell>
        </table:table-row>
        <table:table-row table:style-name="Table9.1">
          <table:table-cell table:style-name="Table9.A1" office:value-type="string">
            <text:p text:style-name="P32"><text:span text:style-name="T31">3</text:span><text:span text:style-name="T30"/></text:p>
          </table:table-cell>
          <table:table-cell table:style-name="Table9.A1" office:value-type="string">
            <text:p text:style-name="P32"><text:span text:style-name="T32">NO.</text:span><text:span text:style-name="T39"> </text:span><text:span text:style-name="T32">AND</text:span><text:span text:style-name="T38"> </text:span><text:span text:style-name="T32">SIZE</text:span><text:span text:style-name="T39"> </text:span><text:span text:style-name="T32">OF</text:span><text:span text:style-name="T38"> </text:span><text:span text:style-name="T32">LABORATORIES</text:span><text:span text:style-name="T39"> </text:span><text:span text:style-name="T32">INCLUDING</text:span><text:span text:style-name="T38"> </text:span><text:span text:style-name="T32">COMPUTER</text:span><text:span text:style-name="T39"> </text:span><text:span text:style-name="T32">LABS</text:span><text:span text:style-name="T38"> </text:span><text:span text:style-name="T32">(IN</text:span><text:span text:style-name="T49"> </text:span><text:span text:style-name="T32">SQ</text:span><text:span text:style-name="T38"> </text:span><text:span text:style-name="T32">MTR)</text:span><text:span text:style-name="T30"/></text:p>
          </table:table-cell>
          <table:table-cell table:style-name="Table9.A1" office:value-type="string">
            <text:p text:style-name="P45"><text:span text:style-name="T32">03 &amp; 68.7</text:span><text:span text:style-name="T30"/></text:p>
          </table:table-cell>
        </table:table-row>
        <table:table-row table:style-name="Table9.1">
          <table:table-cell table:style-name="Table9.A1" office:value-type="string">
            <text:p text:style-name="P32"><text:span text:style-name="T31">4</text:span><text:span text:style-name="T30"/></text:p>
          </table:table-cell>
          <table:table-cell table:style-name="Table9.A1" office:value-type="string">
            <text:p text:style-name="P32"><text:span text:style-name="T44">INTERNET</text:span><text:span text:style-name="T39"> </text:span><text:span text:style-name="T40">FACILITY</text:span><text:span text:style-name="T30"/></text:p>
          </table:table-cell>
          <table:table-cell table:style-name="Table9.A1" office:value-type="string">
            <text:p text:style-name="P5"><text:span text:style-name="T32">YES</text:span><text:span text:style-name="T30"/></text:p>
          </table:table-cell>
        </table:table-row>
        <table:table-row table:style-name="Table9.1">
          <table:table-cell table:style-name="Table9.A1" office:value-type="string">
            <text:p text:style-name="P32"><text:span text:style-name="T31">5</text:span><text:span text:style-name="T30"/></text:p>
          </table:table-cell>
          <table:table-cell table:style-name="Table9.A1" office:value-type="string">
            <text:p text:style-name="P32"><text:span text:style-name="T40">NO.</text:span><text:span text:style-name="T37"> </text:span><text:span text:style-name="T40">OF</text:span><text:span text:style-name="T41"> </text:span><text:span text:style-name="T40">GIRLS</text:span><text:span text:style-name="T49"> </text:span><text:span text:style-name="T40">TOILETS</text:span><text:span text:style-name="T30"/></text:p>
          </table:table-cell>
          <table:table-cell table:style-name="Table9.A1" office:value-type="string">
            <text:p text:style-name="P45"><text:span text:style-name="T31">8</text:span><text:span text:style-name="T30"/></text:p>
          </table:table-cell>
        </table:table-row>
        <table:table-row table:style-name="Table9.1">
          <table:table-cell table:style-name="Table9.A1" office:value-type="string">
            <text:p text:style-name="P32"><text:span text:style-name="T31">6</text:span><text:span text:style-name="T30"/></text:p>
          </table:table-cell>
          <table:table-cell table:style-name="Table9.A1" office:value-type="string">
            <text:p text:style-name="P32"><text:span text:style-name="T44">NO.</text:span><text:span text:style-name="T29"> </text:span><text:span text:style-name="T40">OF</text:span><text:span text:style-name="T37"> </text:span><text:span text:style-name="T40">BOYS</text:span><text:span text:style-name="T49"> </text:span><text:span text:style-name="T40">TOILETS</text:span><text:span text:style-name="T30"/></text:p>
          </table:table-cell>
          <table:table-cell table:style-name="Table9.A1" office:value-type="string">
            <text:p text:style-name="P45"><text:span text:style-name="T31">8</text:span><text:span text:style-name="T30"/></text:p>
          </table:table-cell>
        </table:table-row>
        <table:table-row table:style-name="Table9.8">
          <table:table-cell table:style-name="Table9.A1" office:value-type="string">
            <text:p text:style-name="P32"><text:span text:style-name="T31">7</text:span><text:span text:style-name="T30"/></text:p>
          </table:table-cell>
          <table:table-cell table:style-name="Table9.A1" office:value-type="string">
            <text:p text:style-name="P48"><text:span text:style-name="T32">LINK</text:span><text:span text:style-name="T29"> </text:span><text:span text:style-name="T32">OF</text:span><text:span text:style-name="T37"> </text:span><text:span text:style-name="T32">YOUTUBE</text:span><text:span text:style-name="T29"> </text:span><text:span text:style-name="T32">VIDEO</text:span><text:span text:style-name="T37"> </text:span><text:span text:style-name="T32">OF</text:span><text:span text:style-name="T47"> </text:span><text:span text:style-name="T32">THE</text:span><text:span text:style-name="T29"> </text:span><text:span text:style-name="T32">INSPECTION</text:span><text:span text:style-name="T37"> </text:span><text:span text:style-name="T32">OF</text:span><text:span text:style-name="T29"> </text:span><text:span text:style-name="T32">SCHOOL</text:span><text:span text:style-name="T40"> </text:span><text:span text:style-name="T32">COVERING</text:span><text:span text:style-name="T49"> </text:span><text:span text:style-name="T32">THE</text:span><text:span text:style-name="T50"> </text:span><text:span text:style-name="T32">INFRASTRUCTURE</text:span><text:span text:style-name="T40"> </text:span><text:span text:style-name="T32">OF</text:span><text:span text:style-name="T38"> </text:span><text:span text:style-name="T32">THE</text:span><text:span text:style-name="T40"> </text:span><text:span text:style-name="T32">SCHOOL</text:span><text:span text:style-name="T30"/></text:p>
          </table:table-cell>
          <table:table-cell table:style-name="Table9.A1" office:value-type="string">
            <text:p text:style-name="P5"><text:a xlink:type="simple" xlink:href="https://www.youtube.com/watch?v=GVBZs--X0Ko&amp;ab_channel=vikasagarwal" text:style-name="Internet_20_link" text:visited-style-name="Visited_20_Internet_20_Link"><text:span text:style-name="T33">Inspection of Shri Maa Sharda International Public School, Bilayan Ait,4 Distt. Jalaun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Roboto" fo:font-family="Roboto" style:font-family-generic="roman" style:font-pitch="variable" fo:language="en" fo:country="US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Roboto" fo:font-family="Roboto" style:font-family-generic="roman" style:font-pitch="variable" fo:font-size="7pt" fo:language="en" fo:country="US" style:font-name-asian="Roboto1" style:font-family-asian="Roboto" style:font-family-generic-asian="system" style:font-pitch-asian="variable" style:font-size-asian="7pt" style:language-asian="en" style:country-asian="US" style:font-name-complex="Roboto1" style:font-family-complex="Roboto" style:font-family-generic-complex="system" style:font-pitch-complex="variable" style:font-size-complex="7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4cm" fo:margin-right="0cm" fo:text-indent="0cm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63cm" fo:margin-right="0cm" fo:margin-top="0.332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9.5pt" fo:language="en" fo:country="US" style:font-name-asian="Times New Roman1" style:font-family-asian="'Times New Roman'" style:font-family-generic-asian="system" style:font-pitch-asian="variable" style:font-size-asian="9.5pt" style:language-asian="en" style:country-asian="US" style:font-name-complex="Times New Roman1" style:font-family-complex="'Times New Roman'" style:font-family-generic-complex="system" style:font-pitch-complex="variable" style:font-size-complex="9.5pt" style:language-complex="ar" style:country-complex="SA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52cm" fo:margin-right="0cm" fo:margin-top="0.159cm" fo:margin-bottom="0cm" style:contextual-spacing="false" fo:text-indent="0cm" style:auto-text-indent="false"/>
      <style:text-properties style:font-name="Roboto" fo:font-family="Roboto" style:font-family-generic="roman" style:font-pitch="variable" fo:language="en" fo:country="US" style:font-name-asian="Roboto1" style:font-family-asian="Roboto" style:font-family-generic-asian="system" style:font-pitch-asian="variable" style:language-asian="en" style:country-asian="US" style:font-name-complex="Roboto1" style:font-family-complex="Roboto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56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6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</style:style>
    <style:style style:name="MT1" style:family="text">
      <style:text-properties style:font-name="Arial MT" fo:font-size="5.5pt" style:font-size-asian="5.5pt"/>
    </style:style>
    <style:style style:name="MT2" style:family="text">
      <style:text-properties style:font-name="Arial MT" fo:font-size="5.5pt" style:font-size-asian="5.5pt" style:text-scale="105%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44cm" fo:min-width="4.9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344cm" fo:min-width="0.34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29cm" fo:margin-bottom="0.517cm" fo:margin-left="0.459cm" fo:margin-right="0.4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847cm" fo:margin-left="0.459cm" fo:margin-right="0.45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176cm" fo:margin-bottom="0.28cm" fo:margin-left="0.459cm" fo:margin-right="0.459cm" style:writing-mode="lr-tb" style:layout-grid-color="#c0c0c0" style:layout-grid-lines="289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1" text:anchor-type="char" svg:x="0.663cm" svg:y="28.795cm" svg:width="4.93cm" svg:height="0.339cm" draw:z-index="0"><draw:text-box><text:p text:style-name="MP2"><text:span text:style-name="MT1">saras.cbse.gov.in/SARAS/MandatoryDisclosure/Details</text:span><text:span text:style-name="MT1"/></text:p></draw:text-box></draw:frame><draw:frame draw:style-name="Mfr1" draw:name="Frame2" text:anchor-type="char" svg:x="20.071cm" svg:y="28.795cm" svg:width="0.347cm" svg:height="0.339cm" draw:z-index="1"><draw:text-box><text:p text:style-name="MP2"><text:span text:style-name="MT2">1/2</text:span><text:span text:style-name="MT1"/>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custom-shape text:anchor-type="char" draw:z-index="3" draw:name="Shape1" draw:style-name="Mgr1" draw:text-style-name="MP4" svg:width="4.931cm" svg:height="0.345cm" svg:x="0.624cm" svg:y="29.032cm"><text:p text:style-name="MP3"><text:span text:style-name="MT1">saras.cbse.gov.in/SARAS/MandatoryDisclosure/Details</text:span><text:span text:style-name="MT1"/></text:p><draw:enhanced-geometry draw:type="0"/></draw:custom-shape><draw:custom-shape text:anchor-type="char" draw:z-index="2" draw:name="Shape2" draw:style-name="Mgr2" draw:text-style-name="MP4" svg:width="0.348cm" svg:height="0.345cm" svg:x="20.031cm" svg:y="29.032cm"><text:p text:style-name="MP3"><text:span text:style-name="MT2">2/2</text:span><text:span text:style-name="MT1"/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njeev</meta:initial-creator>
    <dc:title>saras.cdr</dc:title>
    <meta:creation-date>2023-03-30T16:22:04</meta:creation-date>
    <dc:date>2023-03-31T06:37:39.278000000</dc:date>
    <meta:editing-duration>PT5H33M29S</meta:editing-duration>
    <meta:generator>LibreOffice/7.5.2.2$Windows_X86_64 LibreOffice_project/53bb9681a964705cf672590721dbc85eb4d0c3a2</meta:generator>
    <meta:editing-cycles>4</meta:editing-cycles>
    <meta:document-statistic meta:table-count="9" meta:image-count="0" meta:object-count="0" meta:page-count="2" meta:paragraph-count="144" meta:word-count="474" meta:character-count="2922" meta:non-whitespace-character-count="2591"/>
    <meta:user-defined meta:name="AppVersion">12.0000</meta:user-defined>
    <meta:user-defined meta:name="Created" meta:value-type="date">2021-05-25T00:00:00</meta:user-defined>
    <meta:user-defined meta:name="Creator">CorelDRAW X7</meta:user-defined>
    <meta:user-defined meta:name="LastSaved" meta:value-type="date">2023-03-30T00:00:00</meta:user-defined>
    <meta:template xlink:type="simple" xlink:actuate="onRequest" xlink:title="Normal" xlink:href=""/>
  </office:meta>
</office:document-meta>
</file>